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00C2A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false" fo:padding-top="0cm" fo:padding-bottom="0cm" fo:padding-left="0cm" fo:padding-right="0cm" fo:wrap-option="no-wrap" draw:shadow="hidden" draw:shadow-color="#808080"/>
    </style:style>
    <style:style style:name="gr3" style:family="graphic" style:parent-style-name="standard">
      <style:graphic-properties draw:stroke="solid" svg:stroke-width="0cm" svg:stroke-color="#00000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91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3.953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59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232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241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688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6.136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4.667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387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9.483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6.70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5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95%" text:enable-numbering="false" fo:text-indent="0cm"/>
    </style:style>
    <style:style style:name="P4" style:family="paragraph">
      <style:paragraph-properties fo:margin-left="0cm" fo:margin-right="0cm" fo:line-height="95%" fo:text-align="start" text:enable-numbering="false" fo:text-indent="0cm"/>
    </style:style>
    <style:style style:name="P5" style:family="paragraph">
      <style:paragraph-properties fo:margin-left="1.27cm" fo:margin-right="0cm" fo:margin-top="0cm" fo:margin-bottom="0cm" fo:line-height="95%" text:enable-numbering="true" fo:text-indent="-0.953cm"/>
    </style:style>
    <style:style style:name="P6" style:family="paragraph">
      <style:paragraph-properties fo:margin-left="0cm" fo:margin-right="0cm" fo:margin-top="0cm" fo:margin-bottom="0cm" fo:line-height="95%" text:enable-numbering="false" fo:text-indent="0cm" style:punctuation-wrap="hanging" style:line-break="strict"/>
    </style:style>
    <style:style style:name="P7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family="Times" style:font-family-generic="swiss" style:font-pitch="variable" fo:font-size="48pt" style:font-size-asian="48pt" style:font-size-complex="48pt"/>
    </style:style>
    <style:style style:name="T2" style:family="text">
      <style:text-properties fo:color="#ffffff" fo:font-family="Times" style:font-family-generic="swiss" style:font-pitch="variable"/>
    </style:style>
    <style:style style:name="T3" style:family="text">
      <style:text-properties fo:color="#ffffff" fo:font-family="Times" style:font-family-generic="swiss" style:font-pitch="variable" fo:font-size="43pt" style:font-size-asian="43pt" style:font-size-complex="43pt"/>
    </style:style>
    <style:style style:name="T4" style:family="text">
      <style:text-properties fo:color="#ffffff" fo:font-family="Times" style:font-family-generic="swiss" style:font-pitch="variable" fo:font-size="44pt" style:font-size-asian="44pt" style:font-size-complex="44pt"/>
    </style:style>
    <style:style style:name="T5" style:family="text">
      <style:text-properties fo:color="#ffffff" fo:font-family="Times" style:font-family-generic="swiss" style:font-pitch="variable" fo:font-size="35pt" style:font-size-asian="35pt" style:font-size-complex="35pt"/>
    </style:style>
    <style:style style:name="T6" style:family="text">
      <style:text-properties fo:color="#ffffff" fo:font-family="Times" style:font-family-generic="swiss" style:font-pitch="variable" fo:font-size="128pt" style:font-size-asian="128pt" style:font-size-complex="128pt"/>
    </style:style>
    <style:style style:name="T7" style:family="text">
      <style:text-properties fo:color="#ffffff" fo:font-family="Times" style:font-family-generic="swiss" style:font-pitch="variable" fo:font-size="37pt" style:font-size-asian="37pt" style:font-size-complex="37pt"/>
    </style:style>
    <style:style style:name="T8" style:family="text">
      <style:text-properties fo:color="#ff0000" fo:font-family="Times" style:font-family-generic="swiss" style:font-pitch="variable" fo:font-size="37pt" style:font-size-asian="37pt" style:font-size-complex="37pt"/>
    </style:style>
    <style:style style:name="T9" style:family="text">
      <style:text-properties fo:color="#ffffff" fo:font-family="Times" style:font-family-generic="swiss" style:font-pitch="variable" fo:font-size="29pt" style:font-size-asian="29pt" style:font-size-complex="29pt"/>
    </style:style>
    <style:style style:name="T10" style:family="text">
      <style:text-properties fo:color="#ffffff" fo:font-family="Times" style:font-family-generic="swiss" style:font-pitch="variable" fo:font-size="27pt" style:font-size-asian="27pt" style:font-size-complex="27pt"/>
    </style:style>
    <style:style style:name="T11" style:family="text">
      <style:text-properties fo:color="#ffffff" fo:font-family="Times" style:font-family-generic="swiss" style:font-pitch="variable" fo:font-size="53pt" style:font-size-asian="53pt" style:font-size-complex="53pt"/>
    </style:style>
    <style:style style:name="T12" style:family="text">
      <style:text-properties fo:color="#ffffff" fo:font-family="Times" style:font-family-generic="swiss" style:font-pitch="variable" fo:font-size="43pt" fo:font-weight="bold" style:font-size-asian="43pt" style:font-weight-asian="bold" style:font-size-complex="43pt" style:font-weight-complex="bold"/>
    </style:style>
    <style:style style:name="T13" style:family="text">
      <style:text-properties fo:color="#ffffff" fo:font-family="Times" style:font-family-generic="swiss" style:font-pitch="variable" fo:font-size="53pt" fo:font-weight="bold" style:font-size-asian="53pt" style:font-weight-asian="bold" style:font-size-complex="53pt" style:font-weight-complex="bold"/>
    </style:style>
    <text:list-style style:name="L1">
      <text:list-level-style-bullet text:level="1" text:bullet-char="•">
        <style:text-properties fo:font-family="Times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0.317cm" text:min-label-width="0.953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477cm" svg:height="3.912cm" svg:x="2.389cm" svg:y="8.457cm" presentation:class="title" presentation:user-transformed="true">
          <draw:text-box>
            <text:p text:style-name="P1"><text:span text:style-name="T1">marketing python:lessons learned</text:span></text:p>
          </draw:text-box>
        </draw:frame>
        <draw:frame presentation:style-name="pr2" draw:text-style-name="P2" draw:layer="layout" svg:width="18.375cm" svg:height="5.145cm" svg:x="4.903cm" svg:y="12.704cm" presentation:class="subtitle" presentation:user-transformed="true">
          <draw:text-box>
            <text:p text:style-name="P3"><text:span text:style-name="T2">S Ramdas  </text:span></text:p>
            <text:p text:style-name="P3"><text:span text:style-name="T2">netzary infodynamics inc</text:span></text:p>
            <text:p text:style-name="P3"><text:span text:style-name="T2">ramdas@netzary.com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55cm" svg:height="2.559cm" svg:x="0.7cm" svg:y="0.864cm" presentation:class="title" presentation:user-transformed="true">
          <draw:text-box>
            <text:p text:style-name="P4"><text:span text:style-name="T3">Selling &amp;Marketing python to</text:span></text:p>
          </draw:text-box>
        </draw:frame>
        <draw:frame presentation:style-name="pr5" draw:text-style-name="P2" draw:layer="layout" svg:width="26.855cm" svg:height="15.232cm" svg:x="0.7cm" svg:y="5.0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4">Fellow Develop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Your Company Manag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To an SMB owner/CI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To a larger Enterpri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For a Government Projec</text:span><text:span text:style-name="T5">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3">Reality check</text:span></text:p>
          </draw:text-box>
        </draw:frame>
        <draw:frame presentation:style-name="pr7" draw:text-style-name="P2" draw:layer="layout" svg:width="26.846cm" svg:height="15.241cm" svg:x="0.688cm" svg:y="5.08cm" presentation:class="outline" presentation:user-transformed="true">
          <draw:text-box>
            <text:list text:style-name="L1">
              <text:list-item>
                <text:p text:style-name="P3"><text:span text:style-name="T6">How Popular is Python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3">Tiobe programming index</text:span></text:p>
          </draw:text-box>
        </draw:frame>
        <draw:frame presentation:style-name="pr7" draw:text-style-name="P2" draw:layer="layout" svg:width="26.846cm" svg:height="15.241cm" svg:x="0.688cm" svg:y="5.08cm" presentation:class="outline" presentation:user-transformed="true">
          <draw:text-box>
            <text:list text:style-name="L1">
              <text:list-item>
                <text:p text:style-name="P3"><text:span text:style-name="T7">Tiobe Programming Index puts Python at #7 spot at 4.583% market share and growing faster than everything expect Objective C and C#  in top 12 languages. </text:span><text:span text:style-name="T7"><text:line-break/></text:span><text:span text:style-name="T7"><text:line-break/></text:span><text:span text:style-name="T7">Will that help you? </text:span><text:span text:style-name="T8"> </text:span></text:p>
              </text:list-item>
            </text:list>
            <text:list text:style-name="L3">
              <text:list-item>
                <text:p text:style-name="P3"><text:span text:style-name="T8">Not really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3">O'Reilly Book Radar</text:span></text:p>
          </draw:text-box>
        </draw:frame>
        <draw:frame presentation:style-name="pr7" draw:text-style-name="P2" draw:layer="layout" svg:width="26.846cm" svg:height="15.241cm" svg:x="0.688cm" svg:y="5.08cm" presentation:class="outline" presentation:user-transformed="true">
          <draw:text-box>
            <text:list text:style-name="L1">
              <text:list-item>
                <text:p text:style-name="P3"><text:span text:style-name="T3">Over the last 2 years, only Objective C and PHP has seen growth. Python book sales have been dropping, Ruby has been worser!</text:span><text:span text:style-name="T3"><text:line-break/></text:span><text:span text:style-name="T3"><text:line-break/></text:span><text:span text:style-name="T3">Well, that’s not great New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3">JOB PORTAL WATCH</text:span></text:p>
          </draw:text-box>
        </draw:frame>
        <draw:g>
          <draw:custom-shape draw:style-name="gr2" draw:text-style-name="P2" draw:layer="layout" svg:width="7.664cm" svg:height="4.141cm" svg:x="0.475cm" svg:y="4.922cm">
            <text:p text:style-name="P6"><text:span text:style-name="T3">PORT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32cm" svg:height="4.141cm" svg:x="8.139cm" svg:y="4.922cm">
            <text:p text:style-name="P6"><text:span text:style-name="T3">JAV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792cm" svg:height="4.141cm" svg:x="11.971cm" svg:y="4.922cm">
            <text:p text:style-name="P6"><text:span text:style-name="T3">C#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32cm" svg:height="4.141cm" svg:x="15.763cm" svg:y="4.922cm">
            <text:p text:style-name="P6"><text:span text:style-name="T3">PH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32cm" svg:height="4.141cm" svg:x="19.595cm" svg:y="4.922cm">
            <text:p text:style-name="P6"><text:span text:style-name="T3">PYTH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32cm" svg:height="4.141cm" svg:x="23.427cm" svg:y="4.922cm">
            <text:p text:style-name="P6"><text:span text:style-name="T3">RUB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664cm" svg:height="4.141cm" svg:x="0.475cm" svg:y="9.063cm">
            <text:p text:style-name="P6"><text:span text:style-name="T3">NAUKRI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32cm" svg:height="4.141cm" svg:x="8.139cm" svg:y="9.063cm">
            <text:p text:style-name="P6"><text:span text:style-name="T3">446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792cm" svg:height="4.141cm" svg:x="11.971cm" svg:y="9.063cm">
            <text:p text:style-name="P6"><text:span text:style-name="T3">144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32cm" svg:height="4.141cm" svg:x="15.763cm" svg:y="9.063cm">
            <text:p text:style-name="P6"><text:span text:style-name="T3">102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32cm" svg:height="4.141cm" svg:x="19.595cm" svg:y="9.063cm">
            <text:p text:style-name="P6"><text:span text:style-name="T3">25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32cm" svg:height="4.141cm" svg:x="23.427cm" svg:y="9.063cm">
            <text:p text:style-name="P6"><text:span text:style-name="T3">14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664cm" svg:height="4.14cm" svg:x="0.475cm" svg:y="13.204cm">
            <text:p text:style-name="P6"><text:span text:style-name="T3">MONST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32cm" svg:height="4.14cm" svg:x="8.139cm" svg:y="13.204cm">
            <text:p text:style-name="P6"><text:span text:style-name="T3">313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792cm" svg:height="4.14cm" svg:x="11.971cm" svg:y="13.204cm">
            <text:p text:style-name="P6"><text:span text:style-name="T3">88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32cm" svg:height="4.14cm" svg:x="15.763cm" svg:y="13.204cm">
            <text:p text:style-name="P6"><text:span text:style-name="T3">44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32cm" svg:height="4.14cm" svg:x="19.595cm" svg:y="13.204cm">
            <text:p text:style-name="P6"><text:span text:style-name="T3">18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32cm" svg:height="4.14cm" svg:x="23.427cm" svg:y="13.204cm">
            <text:p text:style-name="P6"><text:span text:style-name="T3">77</text:span></text:p>
            <draw:enhanced-geometry svg:viewBox="0 0 21600 21600" draw:type="rectangle" draw:enhanced-path="M 0 0 L 21600 0 21600 21600 0 21600 0 0 Z N"/>
          </draw:custom-shape>
          <draw:line draw:style-name="gr3" draw:text-style-name="P7" draw:layer="layout" svg:x1="23.427cm" svg:y1="4.922cm" svg:x2="27.259cm" svg:y2="4.922cm">
            <text:p/>
          </draw:line>
          <draw:line draw:style-name="gr3" draw:text-style-name="P7" draw:layer="layout" svg:x1="23.427cm" svg:y1="9.063cm" svg:x2="27.259cm" svg:y2="9.063cm">
            <text:p/>
          </draw:line>
          <draw:line draw:style-name="gr3" draw:text-style-name="P7" draw:layer="layout" svg:x1="23.427cm" svg:y1="13.204cm" svg:x2="27.259cm" svg:y2="13.204cm">
            <text:p/>
          </draw:line>
          <draw:line draw:style-name="gr3" draw:text-style-name="P7" draw:layer="layout" svg:x1="23.427cm" svg:y1="17.344cm" svg:x2="27.259cm" svg:y2="17.344cm">
            <text:p/>
          </draw:line>
          <draw:line draw:style-name="gr3" draw:text-style-name="P7" draw:layer="layout" svg:x1="0.475cm" svg:y1="13.204cm" svg:x2="0.475cm" svg:y2="17.344cm">
            <text:p/>
          </draw:line>
          <draw:line draw:style-name="gr3" draw:text-style-name="P7" draw:layer="layout" svg:x1="8.139cm" svg:y1="13.204cm" svg:x2="8.139cm" svg:y2="17.344cm">
            <text:p/>
          </draw:line>
          <draw:line draw:style-name="gr3" draw:text-style-name="P7" draw:layer="layout" svg:x1="11.971cm" svg:y1="13.204cm" svg:x2="11.971cm" svg:y2="17.344cm">
            <text:p/>
          </draw:line>
          <draw:line draw:style-name="gr3" draw:text-style-name="P7" draw:layer="layout" svg:x1="15.763cm" svg:y1="13.204cm" svg:x2="15.763cm" svg:y2="17.344cm">
            <text:p/>
          </draw:line>
          <draw:line draw:style-name="gr3" draw:text-style-name="P7" draw:layer="layout" svg:x1="19.595cm" svg:y1="13.204cm" svg:x2="19.595cm" svg:y2="17.344cm">
            <text:p/>
          </draw:line>
          <draw:line draw:style-name="gr3" draw:text-style-name="P7" draw:layer="layout" svg:x1="23.427cm" svg:y1="13.204cm" svg:x2="23.427cm" svg:y2="17.344cm">
            <text:p/>
          </draw:line>
          <draw:line draw:style-name="gr3" draw:text-style-name="P7" draw:layer="layout" svg:x1="27.259cm" svg:y1="13.204cm" svg:x2="27.259cm" svg:y2="17.344cm">
            <text:p/>
          </draw:line>
          <draw:polygon draw:style-name="gr4" draw:text-style-name="P7" draw:layer="layout" svg:width="7.663cm" svg:height="0cm" svg:x="0.475cm" svg:y="4.922cm" svg:viewBox="0 0 7664 0" draw:points="0,0 7664,0">
            <text:p/>
          </draw:polygon>
          <draw:polygon draw:style-name="gr4" draw:text-style-name="P7" draw:layer="layout" svg:width="7.663cm" svg:height="0cm" svg:x="0.475cm" svg:y="4.922cm" svg:viewBox="0 0 7664 0" draw:points="0,0 7664,0">
            <text:p/>
          </draw:polygon>
          <draw:line draw:style-name="gr3" draw:text-style-name="P7" draw:layer="layout" svg:x1="0.475cm" svg:y1="4.922cm" svg:x2="8.139cm" svg:y2="4.922cm">
            <text:p/>
          </draw:line>
          <draw:polygon draw:style-name="gr4" draw:text-style-name="P7" draw:layer="layout" svg:width="4.14cm" svg:height="-0.001cm" draw:transform="rotate (-1.5707963267946) translate (0.475cm 4.922cm)" svg:viewBox="0 0 4141 0" draw:points="0,-950 4141,-950">
            <text:p/>
          </draw:polygon>
          <draw:polygon draw:style-name="gr4" draw:text-style-name="P7" draw:layer="layout" svg:width="4.14cm" svg:height="-0.001cm" draw:transform="rotate (-1.5707963267946) translate (0.475cm 4.922cm)" svg:viewBox="0 0 4141 0" draw:points="0,-950 4141,-950">
            <text:p/>
          </draw:polygon>
          <draw:line draw:style-name="gr3" draw:text-style-name="P7" draw:layer="layout" svg:x1="0.475cm" svg:y1="4.922cm" svg:x2="0.475cm" svg:y2="9.063cm">
            <text:p/>
          </draw:line>
          <draw:polygon draw:style-name="gr4" draw:text-style-name="P7" draw:layer="layout" svg:width="4.14cm" svg:height="-0.001cm" draw:transform="rotate (-1.5707963267946) translate (8.139cm 4.922cm)" svg:viewBox="0 0 4141 0" draw:points="0,-16278 4141,-16278">
            <text:p/>
          </draw:polygon>
          <draw:polygon draw:style-name="gr4" draw:text-style-name="P7" draw:layer="layout" svg:width="4.14cm" svg:height="-0.001cm" draw:transform="rotate (-1.5707963267946) translate (8.139cm 4.922cm)" svg:viewBox="0 0 4141 0" draw:points="0,-16278 4141,-16278">
            <text:p/>
          </draw:polygon>
          <draw:line draw:style-name="gr3" draw:text-style-name="P7" draw:layer="layout" svg:x1="8.139cm" svg:y1="4.922cm" svg:x2="8.139cm" svg:y2="9.063cm">
            <text:p/>
          </draw:line>
          <draw:polygon draw:style-name="gr4" draw:text-style-name="P7" draw:layer="layout" svg:width="7.663cm" svg:height="0cm" svg:x="0.475cm" svg:y="9.063cm" svg:viewBox="0 0 7664 0" draw:points="0,0 7664,0">
            <text:p/>
          </draw:polygon>
          <draw:polygon draw:style-name="gr4" draw:text-style-name="P7" draw:layer="layout" svg:width="7.663cm" svg:height="0cm" svg:x="0.475cm" svg:y="9.063cm" svg:viewBox="0 0 7664 0" draw:points="0,0 7664,0">
            <text:p/>
          </draw:polygon>
          <draw:line draw:style-name="gr3" draw:text-style-name="P7" draw:layer="layout" svg:x1="0.475cm" svg:y1="9.063cm" svg:x2="8.139cm" svg:y2="9.063cm">
            <text:p/>
          </draw:line>
          <draw:polygon draw:style-name="gr4" draw:text-style-name="P7" draw:layer="layout" svg:width="3.831cm" svg:height="0cm" svg:x="8.139cm" svg:y="4.922cm" svg:viewBox="0 0 3832 0" draw:points="0,0 3832,0">
            <text:p/>
          </draw:polygon>
          <draw:polygon draw:style-name="gr4" draw:text-style-name="P7" draw:layer="layout" svg:width="3.831cm" svg:height="0cm" svg:x="8.139cm" svg:y="4.922cm" svg:viewBox="0 0 3832 0" draw:points="0,0 3832,0">
            <text:p/>
          </draw:polygon>
          <draw:line draw:style-name="gr3" draw:text-style-name="P7" draw:layer="layout" svg:x1="8.139cm" svg:y1="4.922cm" svg:x2="11.971cm" svg:y2="4.922cm">
            <text:p/>
          </draw:line>
          <draw:polygon draw:style-name="gr4" draw:text-style-name="P7" draw:layer="layout" svg:width="4.14cm" svg:height="-0.001cm" draw:transform="rotate (-1.5707963267946) translate (11.971cm 4.922cm)" svg:viewBox="0 0 4141 0" draw:points="0,-23942 4141,-23942">
            <text:p/>
          </draw:polygon>
          <draw:polygon draw:style-name="gr4" draw:text-style-name="P7" draw:layer="layout" svg:width="4.14cm" svg:height="-0.001cm" draw:transform="rotate (-1.5707963267946) translate (11.971cm 4.922cm)" svg:viewBox="0 0 4141 0" draw:points="0,-23942 4141,-23942">
            <text:p/>
          </draw:polygon>
          <draw:line draw:style-name="gr3" draw:text-style-name="P7" draw:layer="layout" svg:x1="11.971cm" svg:y1="4.922cm" svg:x2="11.971cm" svg:y2="9.063cm">
            <text:p/>
          </draw:line>
          <draw:polygon draw:style-name="gr4" draw:text-style-name="P7" draw:layer="layout" svg:width="3.831cm" svg:height="0cm" svg:x="8.139cm" svg:y="9.063cm" svg:viewBox="0 0 3832 0" draw:points="0,0 3832,0">
            <text:p/>
          </draw:polygon>
          <draw:polygon draw:style-name="gr4" draw:text-style-name="P7" draw:layer="layout" svg:width="3.831cm" svg:height="0cm" svg:x="8.139cm" svg:y="9.063cm" svg:viewBox="0 0 3832 0" draw:points="0,0 3832,0">
            <text:p/>
          </draw:polygon>
          <draw:line draw:style-name="gr3" draw:text-style-name="P7" draw:layer="layout" svg:x1="8.139cm" svg:y1="9.063cm" svg:x2="11.971cm" svg:y2="9.063cm">
            <text:p/>
          </draw:line>
          <draw:polygon draw:style-name="gr4" draw:text-style-name="P7" draw:layer="layout" svg:width="3.791cm" svg:height="0cm" svg:x="11.971cm" svg:y="4.922cm" svg:viewBox="0 0 3792 0" draw:points="0,0 3792,0">
            <text:p/>
          </draw:polygon>
          <draw:polygon draw:style-name="gr4" draw:text-style-name="P7" draw:layer="layout" svg:width="3.791cm" svg:height="0cm" svg:x="11.971cm" svg:y="4.922cm" svg:viewBox="0 0 3792 0" draw:points="0,0 3792,0">
            <text:p/>
          </draw:polygon>
          <draw:line draw:style-name="gr3" draw:text-style-name="P7" draw:layer="layout" svg:x1="11.971cm" svg:y1="4.922cm" svg:x2="15.763cm" svg:y2="4.922cm">
            <text:p/>
          </draw:line>
          <draw:polygon draw:style-name="gr4" draw:text-style-name="P7" draw:layer="layout" svg:width="4.14cm" svg:height="-0.001cm" draw:transform="rotate (-1.5707963267946) translate (15.763cm 4.922cm)" svg:viewBox="0 0 4141 0" draw:points="0,-31526 4141,-31526">
            <text:p/>
          </draw:polygon>
          <draw:polygon draw:style-name="gr4" draw:text-style-name="P7" draw:layer="layout" svg:width="4.14cm" svg:height="-0.001cm" draw:transform="rotate (-1.5707963267946) translate (15.763cm 4.922cm)" svg:viewBox="0 0 4141 0" draw:points="0,-31526 4141,-31526">
            <text:p/>
          </draw:polygon>
          <draw:line draw:style-name="gr3" draw:text-style-name="P7" draw:layer="layout" svg:x1="15.763cm" svg:y1="4.922cm" svg:x2="15.763cm" svg:y2="9.063cm">
            <text:p/>
          </draw:line>
          <draw:polygon draw:style-name="gr4" draw:text-style-name="P7" draw:layer="layout" svg:width="3.791cm" svg:height="0cm" svg:x="11.971cm" svg:y="9.063cm" svg:viewBox="0 0 3792 0" draw:points="0,0 3792,0">
            <text:p/>
          </draw:polygon>
          <draw:polygon draw:style-name="gr4" draw:text-style-name="P7" draw:layer="layout" svg:width="3.791cm" svg:height="0cm" svg:x="11.971cm" svg:y="9.063cm" svg:viewBox="0 0 3792 0" draw:points="0,0 3792,0">
            <text:p/>
          </draw:polygon>
          <draw:line draw:style-name="gr3" draw:text-style-name="P7" draw:layer="layout" svg:x1="11.971cm" svg:y1="9.063cm" svg:x2="15.763cm" svg:y2="9.063cm">
            <text:p/>
          </draw:line>
          <draw:polygon draw:style-name="gr4" draw:text-style-name="P7" draw:layer="layout" svg:width="3.831cm" svg:height="0cm" svg:x="15.763cm" svg:y="4.922cm" svg:viewBox="0 0 3832 0" draw:points="0,0 3832,0">
            <text:p/>
          </draw:polygon>
          <draw:polygon draw:style-name="gr4" draw:text-style-name="P7" draw:layer="layout" svg:width="3.831cm" svg:height="0cm" svg:x="15.763cm" svg:y="4.922cm" svg:viewBox="0 0 3832 0" draw:points="0,0 3832,0">
            <text:p/>
          </draw:polygon>
          <draw:line draw:style-name="gr3" draw:text-style-name="P7" draw:layer="layout" svg:x1="15.763cm" svg:y1="4.922cm" svg:x2="19.595cm" svg:y2="4.922cm">
            <text:p/>
          </draw:line>
          <draw:polygon draw:style-name="gr4" draw:text-style-name="P7" draw:layer="layout" svg:width="4.14cm" svg:height="-0.001cm" draw:transform="rotate (-1.5707963267946) translate (19.595cm 4.922cm)" svg:viewBox="0 0 4141 0" draw:points="0,-39190 4141,-39190">
            <text:p/>
          </draw:polygon>
          <draw:polygon draw:style-name="gr4" draw:text-style-name="P7" draw:layer="layout" svg:width="4.14cm" svg:height="-0.001cm" draw:transform="rotate (-1.5707963267946) translate (19.595cm 4.922cm)" svg:viewBox="0 0 4141 0" draw:points="0,-39190 4141,-39190">
            <text:p/>
          </draw:polygon>
          <draw:line draw:style-name="gr3" draw:text-style-name="P7" draw:layer="layout" svg:x1="19.595cm" svg:y1="4.922cm" svg:x2="19.595cm" svg:y2="9.063cm">
            <text:p/>
          </draw:line>
          <draw:polygon draw:style-name="gr4" draw:text-style-name="P7" draw:layer="layout" svg:width="3.831cm" svg:height="0cm" svg:x="15.763cm" svg:y="9.063cm" svg:viewBox="0 0 3832 0" draw:points="0,0 3832,0">
            <text:p/>
          </draw:polygon>
          <draw:polygon draw:style-name="gr4" draw:text-style-name="P7" draw:layer="layout" svg:width="3.831cm" svg:height="0cm" svg:x="15.763cm" svg:y="9.063cm" svg:viewBox="0 0 3832 0" draw:points="0,0 3832,0">
            <text:p/>
          </draw:polygon>
          <draw:line draw:style-name="gr3" draw:text-style-name="P7" draw:layer="layout" svg:x1="15.763cm" svg:y1="9.063cm" svg:x2="19.595cm" svg:y2="9.063cm">
            <text:p/>
          </draw:line>
          <draw:polygon draw:style-name="gr4" draw:text-style-name="P7" draw:layer="layout" svg:width="3.831cm" svg:height="0cm" svg:x="19.595cm" svg:y="4.922cm" svg:viewBox="0 0 3832 0" draw:points="0,0 3832,0">
            <text:p/>
          </draw:polygon>
          <draw:polygon draw:style-name="gr4" draw:text-style-name="P7" draw:layer="layout" svg:width="3.831cm" svg:height="0cm" svg:x="19.595cm" svg:y="4.922cm" svg:viewBox="0 0 3832 0" draw:points="0,0 3832,0">
            <text:p/>
          </draw:polygon>
          <draw:line draw:style-name="gr3" draw:text-style-name="P7" draw:layer="layout" svg:x1="19.595cm" svg:y1="4.922cm" svg:x2="23.427cm" svg:y2="4.922cm">
            <text:p/>
          </draw:line>
          <draw:polygon draw:style-name="gr4" draw:text-style-name="P7" draw:layer="layout" svg:width="4.14cm" svg:height="-0.001cm" draw:transform="rotate (-1.5707963267946) translate (23.427cm 4.922cm)" svg:viewBox="0 0 4141 0" draw:points="0,-46854 4141,-46854">
            <text:p/>
          </draw:polygon>
          <draw:polygon draw:style-name="gr4" draw:text-style-name="P7" draw:layer="layout" svg:width="4.14cm" svg:height="-0.001cm" draw:transform="rotate (-1.5707963267946) translate (23.427cm 4.922cm)" svg:viewBox="0 0 4141 0" draw:points="0,-46854 4141,-46854">
            <text:p/>
          </draw:polygon>
          <draw:line draw:style-name="gr3" draw:text-style-name="P7" draw:layer="layout" svg:x1="23.427cm" svg:y1="4.922cm" svg:x2="23.427cm" svg:y2="9.063cm">
            <text:p/>
          </draw:line>
          <draw:polygon draw:style-name="gr4" draw:text-style-name="P7" draw:layer="layout" svg:width="3.831cm" svg:height="0cm" svg:x="19.595cm" svg:y="9.063cm" svg:viewBox="0 0 3832 0" draw:points="0,0 3832,0">
            <text:p/>
          </draw:polygon>
          <draw:polygon draw:style-name="gr4" draw:text-style-name="P7" draw:layer="layout" svg:width="3.831cm" svg:height="0cm" svg:x="19.595cm" svg:y="9.063cm" svg:viewBox="0 0 3832 0" draw:points="0,0 3832,0">
            <text:p/>
          </draw:polygon>
          <draw:line draw:style-name="gr3" draw:text-style-name="P7" draw:layer="layout" svg:x1="19.595cm" svg:y1="9.063cm" svg:x2="23.427cm" svg:y2="9.063cm">
            <text:p/>
          </draw:line>
          <draw:polygon draw:style-name="gr4" draw:text-style-name="P7" draw:layer="layout" svg:width="3.831cm" svg:height="0cm" svg:x="23.427cm" svg:y="4.922cm" svg:viewBox="0 0 3832 0" draw:points="0,0 3832,0">
            <text:p/>
          </draw:polygon>
          <draw:polygon draw:style-name="gr4" draw:text-style-name="P7" draw:layer="layout" svg:width="3.831cm" svg:height="0cm" svg:x="23.427cm" svg:y="4.922cm" svg:viewBox="0 0 3832 0" draw:points="0,0 3832,0">
            <text:p/>
          </draw:polygon>
          <draw:polygon draw:style-name="gr4" draw:text-style-name="P7" draw:layer="layout" svg:width="4.14cm" svg:height="-0.001cm" draw:transform="rotate (-1.5707963267946) translate (27.259cm 4.922cm)" svg:viewBox="0 0 4141 0" draw:points="0,-54518 4141,-54518">
            <text:p/>
          </draw:polygon>
          <draw:polygon draw:style-name="gr4" draw:text-style-name="P7" draw:layer="layout" svg:width="4.14cm" svg:height="-0.001cm" draw:transform="rotate (-1.5707963267946) translate (27.259cm 4.922cm)" svg:viewBox="0 0 4141 0" draw:points="0,-54518 4141,-54518">
            <text:p/>
          </draw:polygon>
          <draw:line draw:style-name="gr3" draw:text-style-name="P7" draw:layer="layout" svg:x1="27.259cm" svg:y1="4.922cm" svg:x2="27.259cm" svg:y2="9.063cm">
            <text:p/>
          </draw:line>
          <draw:polygon draw:style-name="gr4" draw:text-style-name="P7" draw:layer="layout" svg:width="3.831cm" svg:height="0cm" svg:x="23.427cm" svg:y="9.063cm" svg:viewBox="0 0 3832 0" draw:points="0,0 3832,0">
            <text:p/>
          </draw:polygon>
          <draw:polygon draw:style-name="gr4" draw:text-style-name="P7" draw:layer="layout" svg:width="3.831cm" svg:height="0cm" svg:x="23.427cm" svg:y="9.063cm" svg:viewBox="0 0 3832 0" draw:points="0,0 3832,0">
            <text:p/>
          </draw:polygon>
          <draw:polygon draw:style-name="gr4" draw:text-style-name="P7" draw:layer="layout" svg:width="4.14cm" svg:height="-0.001cm" draw:transform="rotate (-1.5707963267946) translate (0.475cm 9.063cm)" svg:viewBox="0 0 4141 0" draw:points="0,-950 4141,-950">
            <text:p/>
          </draw:polygon>
          <draw:polygon draw:style-name="gr4" draw:text-style-name="P7" draw:layer="layout" svg:width="4.14cm" svg:height="-0.001cm" draw:transform="rotate (-1.5707963267946) translate (0.475cm 9.063cm)" svg:viewBox="0 0 4141 0" draw:points="0,-950 4141,-950">
            <text:p/>
          </draw:polygon>
          <draw:line draw:style-name="gr3" draw:text-style-name="P7" draw:layer="layout" svg:x1="0.475cm" svg:y1="9.063cm" svg:x2="0.475cm" svg:y2="13.204cm">
            <text:p/>
          </draw:line>
          <draw:polygon draw:style-name="gr4" draw:text-style-name="P7" draw:layer="layout" svg:width="4.14cm" svg:height="-0.001cm" draw:transform="rotate (-1.5707963267946) translate (8.139cm 9.063cm)" svg:viewBox="0 0 4141 0" draw:points="0,-16278 4141,-16278">
            <text:p/>
          </draw:polygon>
          <draw:polygon draw:style-name="gr4" draw:text-style-name="P7" draw:layer="layout" svg:width="4.14cm" svg:height="-0.001cm" draw:transform="rotate (-1.5707963267946) translate (8.139cm 9.063cm)" svg:viewBox="0 0 4141 0" draw:points="0,-16278 4141,-16278">
            <text:p/>
          </draw:polygon>
          <draw:line draw:style-name="gr3" draw:text-style-name="P7" draw:layer="layout" svg:x1="8.139cm" svg:y1="9.063cm" svg:x2="8.139cm" svg:y2="13.204cm">
            <text:p/>
          </draw:line>
          <draw:polygon draw:style-name="gr4" draw:text-style-name="P7" draw:layer="layout" svg:width="7.663cm" svg:height="0cm" svg:x="0.475cm" svg:y="13.204cm" svg:viewBox="0 0 7664 0" draw:points="0,0 7664,0">
            <text:p/>
          </draw:polygon>
          <draw:polygon draw:style-name="gr4" draw:text-style-name="P7" draw:layer="layout" svg:width="7.663cm" svg:height="0cm" svg:x="0.475cm" svg:y="13.204cm" svg:viewBox="0 0 7664 0" draw:points="0,0 7664,0">
            <text:p/>
          </draw:polygon>
          <draw:line draw:style-name="gr3" draw:text-style-name="P7" draw:layer="layout" svg:x1="0.475cm" svg:y1="13.204cm" svg:x2="8.139cm" svg:y2="13.204cm">
            <text:p/>
          </draw:line>
          <draw:polygon draw:style-name="gr4" draw:text-style-name="P7" draw:layer="layout" svg:width="4.14cm" svg:height="-0.001cm" draw:transform="rotate (-1.5707963267946) translate (11.971cm 9.063cm)" svg:viewBox="0 0 4141 0" draw:points="0,-23942 4141,-23942">
            <text:p/>
          </draw:polygon>
          <draw:polygon draw:style-name="gr4" draw:text-style-name="P7" draw:layer="layout" svg:width="4.14cm" svg:height="-0.001cm" draw:transform="rotate (-1.5707963267946) translate (11.971cm 9.063cm)" svg:viewBox="0 0 4141 0" draw:points="0,-23942 4141,-23942">
            <text:p/>
          </draw:polygon>
          <draw:line draw:style-name="gr3" draw:text-style-name="P7" draw:layer="layout" svg:x1="11.971cm" svg:y1="9.063cm" svg:x2="11.971cm" svg:y2="13.204cm">
            <text:p/>
          </draw:line>
          <draw:polygon draw:style-name="gr4" draw:text-style-name="P7" draw:layer="layout" svg:width="3.831cm" svg:height="0cm" svg:x="8.139cm" svg:y="13.204cm" svg:viewBox="0 0 3832 0" draw:points="0,0 3832,0">
            <text:p/>
          </draw:polygon>
          <draw:polygon draw:style-name="gr4" draw:text-style-name="P7" draw:layer="layout" svg:width="3.831cm" svg:height="0cm" svg:x="8.139cm" svg:y="13.204cm" svg:viewBox="0 0 3832 0" draw:points="0,0 3832,0">
            <text:p/>
          </draw:polygon>
          <draw:line draw:style-name="gr3" draw:text-style-name="P7" draw:layer="layout" svg:x1="8.139cm" svg:y1="13.204cm" svg:x2="11.971cm" svg:y2="13.204cm">
            <text:p/>
          </draw:line>
          <draw:polygon draw:style-name="gr4" draw:text-style-name="P7" draw:layer="layout" svg:width="4.14cm" svg:height="-0.001cm" draw:transform="rotate (-1.5707963267946) translate (15.763cm 9.063cm)" svg:viewBox="0 0 4141 0" draw:points="0,-31526 4141,-31526">
            <text:p/>
          </draw:polygon>
          <draw:polygon draw:style-name="gr4" draw:text-style-name="P7" draw:layer="layout" svg:width="4.14cm" svg:height="-0.001cm" draw:transform="rotate (-1.5707963267946) translate (15.763cm 9.063cm)" svg:viewBox="0 0 4141 0" draw:points="0,-31526 4141,-31526">
            <text:p/>
          </draw:polygon>
          <draw:line draw:style-name="gr3" draw:text-style-name="P7" draw:layer="layout" svg:x1="15.763cm" svg:y1="9.063cm" svg:x2="15.763cm" svg:y2="13.204cm">
            <text:p/>
          </draw:line>
          <draw:polygon draw:style-name="gr4" draw:text-style-name="P7" draw:layer="layout" svg:width="3.791cm" svg:height="0cm" svg:x="11.971cm" svg:y="13.204cm" svg:viewBox="0 0 3792 0" draw:points="0,0 3792,0">
            <text:p/>
          </draw:polygon>
          <draw:polygon draw:style-name="gr4" draw:text-style-name="P7" draw:layer="layout" svg:width="3.791cm" svg:height="0cm" svg:x="11.971cm" svg:y="13.204cm" svg:viewBox="0 0 3792 0" draw:points="0,0 3792,0">
            <text:p/>
          </draw:polygon>
          <draw:line draw:style-name="gr3" draw:text-style-name="P7" draw:layer="layout" svg:x1="11.971cm" svg:y1="13.204cm" svg:x2="15.763cm" svg:y2="13.204cm">
            <text:p/>
          </draw:line>
          <draw:polygon draw:style-name="gr4" draw:text-style-name="P7" draw:layer="layout" svg:width="4.14cm" svg:height="-0.001cm" draw:transform="rotate (-1.5707963267946) translate (19.595cm 9.063cm)" svg:viewBox="0 0 4141 0" draw:points="0,-39190 4141,-39190">
            <text:p/>
          </draw:polygon>
          <draw:polygon draw:style-name="gr4" draw:text-style-name="P7" draw:layer="layout" svg:width="4.14cm" svg:height="-0.001cm" draw:transform="rotate (-1.5707963267946) translate (19.595cm 9.063cm)" svg:viewBox="0 0 4141 0" draw:points="0,-39190 4141,-39190">
            <text:p/>
          </draw:polygon>
          <draw:line draw:style-name="gr3" draw:text-style-name="P7" draw:layer="layout" svg:x1="19.595cm" svg:y1="9.063cm" svg:x2="19.595cm" svg:y2="13.204cm">
            <text:p/>
          </draw:line>
          <draw:polygon draw:style-name="gr4" draw:text-style-name="P7" draw:layer="layout" svg:width="3.831cm" svg:height="0cm" svg:x="15.763cm" svg:y="13.204cm" svg:viewBox="0 0 3832 0" draw:points="0,0 3832,0">
            <text:p/>
          </draw:polygon>
          <draw:polygon draw:style-name="gr4" draw:text-style-name="P7" draw:layer="layout" svg:width="3.831cm" svg:height="0cm" svg:x="15.763cm" svg:y="13.204cm" svg:viewBox="0 0 3832 0" draw:points="0,0 3832,0">
            <text:p/>
          </draw:polygon>
          <draw:line draw:style-name="gr3" draw:text-style-name="P7" draw:layer="layout" svg:x1="15.763cm" svg:y1="13.204cm" svg:x2="19.595cm" svg:y2="13.204cm">
            <text:p/>
          </draw:line>
          <draw:polygon draw:style-name="gr4" draw:text-style-name="P7" draw:layer="layout" svg:width="4.14cm" svg:height="-0.001cm" draw:transform="rotate (-1.5707963267946) translate (23.427cm 9.063cm)" svg:viewBox="0 0 4141 0" draw:points="0,-46854 4141,-46854">
            <text:p/>
          </draw:polygon>
          <draw:polygon draw:style-name="gr4" draw:text-style-name="P7" draw:layer="layout" svg:width="4.14cm" svg:height="-0.001cm" draw:transform="rotate (-1.5707963267946) translate (23.427cm 9.063cm)" svg:viewBox="0 0 4141 0" draw:points="0,-46854 4141,-46854">
            <text:p/>
          </draw:polygon>
          <draw:line draw:style-name="gr3" draw:text-style-name="P7" draw:layer="layout" svg:x1="23.427cm" svg:y1="9.063cm" svg:x2="23.427cm" svg:y2="13.204cm">
            <text:p/>
          </draw:line>
          <draw:polygon draw:style-name="gr4" draw:text-style-name="P7" draw:layer="layout" svg:width="3.831cm" svg:height="0cm" svg:x="19.595cm" svg:y="13.204cm" svg:viewBox="0 0 3832 0" draw:points="0,0 3832,0">
            <text:p/>
          </draw:polygon>
          <draw:polygon draw:style-name="gr4" draw:text-style-name="P7" draw:layer="layout" svg:width="3.831cm" svg:height="0cm" svg:x="19.595cm" svg:y="13.204cm" svg:viewBox="0 0 3832 0" draw:points="0,0 3832,0">
            <text:p/>
          </draw:polygon>
          <draw:line draw:style-name="gr3" draw:text-style-name="P7" draw:layer="layout" svg:x1="19.595cm" svg:y1="13.204cm" svg:x2="23.427cm" svg:y2="13.204cm">
            <text:p/>
          </draw:line>
          <draw:polygon draw:style-name="gr4" draw:text-style-name="P7" draw:layer="layout" svg:width="4.14cm" svg:height="-0.001cm" draw:transform="rotate (-1.5707963267946) translate (27.259cm 9.063cm)" svg:viewBox="0 0 4141 0" draw:points="0,-54518 4141,-54518">
            <text:p/>
          </draw:polygon>
          <draw:polygon draw:style-name="gr4" draw:text-style-name="P7" draw:layer="layout" svg:width="4.14cm" svg:height="-0.001cm" draw:transform="rotate (-1.5707963267946) translate (27.259cm 9.063cm)" svg:viewBox="0 0 4141 0" draw:points="0,-54518 4141,-54518">
            <text:p/>
          </draw:polygon>
          <draw:line draw:style-name="gr3" draw:text-style-name="P7" draw:layer="layout" svg:x1="27.259cm" svg:y1="9.063cm" svg:x2="27.259cm" svg:y2="13.204cm">
            <text:p/>
          </draw:line>
          <draw:polygon draw:style-name="gr4" draw:text-style-name="P7" draw:layer="layout" svg:width="3.831cm" svg:height="0cm" svg:x="23.427cm" svg:y="13.204cm" svg:viewBox="0 0 3832 0" draw:points="0,0 3832,0">
            <text:p/>
          </draw:polygon>
          <draw:polygon draw:style-name="gr4" draw:text-style-name="P7" draw:layer="layout" svg:width="3.831cm" svg:height="0cm" svg:x="23.427cm" svg:y="13.204cm" svg:viewBox="0 0 3832 0" draw:points="0,0 3832,0">
            <text:p/>
          </draw:polygon>
          <draw:polygon draw:style-name="gr4" draw:text-style-name="P7" draw:layer="layout" svg:width="4.139cm" svg:height="-0.001cm" draw:transform="rotate (-1.5707963267946) translate (0.475cm 13.204cm)" svg:viewBox="0 0 4140 0" draw:points="0,-950 4140,-950">
            <text:p/>
          </draw:polygon>
          <draw:polygon draw:style-name="gr4" draw:text-style-name="P7" draw:layer="layout" svg:width="4.139cm" svg:height="-0.001cm" draw:transform="rotate (-1.5707963267946) translate (0.475cm 13.204cm)" svg:viewBox="0 0 4140 0" draw:points="0,-950 4140,-950">
            <text:p/>
          </draw:polygon>
          <draw:polygon draw:style-name="gr4" draw:text-style-name="P7" draw:layer="layout" svg:width="4.139cm" svg:height="-0.001cm" draw:transform="rotate (-1.5707963267946) translate (8.139cm 13.204cm)" svg:viewBox="0 0 4140 0" draw:points="0,-16278 4140,-16278">
            <text:p/>
          </draw:polygon>
          <draw:polygon draw:style-name="gr4" draw:text-style-name="P7" draw:layer="layout" svg:width="4.139cm" svg:height="-0.001cm" draw:transform="rotate (-1.5707963267946) translate (8.139cm 13.204cm)" svg:viewBox="0 0 4140 0" draw:points="0,-16278 4140,-16278">
            <text:p/>
          </draw:polygon>
          <draw:polygon draw:style-name="gr4" draw:text-style-name="P7" draw:layer="layout" svg:width="7.663cm" svg:height="0cm" svg:x="0.475cm" svg:y="17.344cm" svg:viewBox="0 0 7664 0" draw:points="0,0 7664,0">
            <text:p/>
          </draw:polygon>
          <draw:polygon draw:style-name="gr4" draw:text-style-name="P7" draw:layer="layout" svg:width="7.663cm" svg:height="0cm" svg:x="0.475cm" svg:y="17.344cm" svg:viewBox="0 0 7664 0" draw:points="0,0 7664,0">
            <text:p/>
          </draw:polygon>
          <draw:line draw:style-name="gr3" draw:text-style-name="P7" draw:layer="layout" svg:x1="0.475cm" svg:y1="17.344cm" svg:x2="8.139cm" svg:y2="17.344cm">
            <text:p/>
          </draw:line>
          <draw:polygon draw:style-name="gr4" draw:text-style-name="P7" draw:layer="layout" svg:width="4.139cm" svg:height="-0.001cm" draw:transform="rotate (-1.5707963267946) translate (11.971cm 13.204cm)" svg:viewBox="0 0 4140 0" draw:points="0,-23942 4140,-23942">
            <text:p/>
          </draw:polygon>
          <draw:polygon draw:style-name="gr4" draw:text-style-name="P7" draw:layer="layout" svg:width="4.139cm" svg:height="-0.001cm" draw:transform="rotate (-1.5707963267946) translate (11.971cm 13.204cm)" svg:viewBox="0 0 4140 0" draw:points="0,-23942 4140,-23942">
            <text:p/>
          </draw:polygon>
          <draw:polygon draw:style-name="gr4" draw:text-style-name="P7" draw:layer="layout" svg:width="3.831cm" svg:height="0cm" svg:x="8.139cm" svg:y="17.344cm" svg:viewBox="0 0 3832 0" draw:points="0,0 3832,0">
            <text:p/>
          </draw:polygon>
          <draw:polygon draw:style-name="gr4" draw:text-style-name="P7" draw:layer="layout" svg:width="3.831cm" svg:height="0cm" svg:x="8.139cm" svg:y="17.344cm" svg:viewBox="0 0 3832 0" draw:points="0,0 3832,0">
            <text:p/>
          </draw:polygon>
          <draw:line draw:style-name="gr3" draw:text-style-name="P7" draw:layer="layout" svg:x1="8.139cm" svg:y1="17.344cm" svg:x2="11.971cm" svg:y2="17.344cm">
            <text:p/>
          </draw:line>
          <draw:polygon draw:style-name="gr4" draw:text-style-name="P7" draw:layer="layout" svg:width="4.139cm" svg:height="-0.001cm" draw:transform="rotate (-1.5707963267946) translate (15.763cm 13.204cm)" svg:viewBox="0 0 4140 0" draw:points="0,-31526 4140,-31526">
            <text:p/>
          </draw:polygon>
          <draw:polygon draw:style-name="gr4" draw:text-style-name="P7" draw:layer="layout" svg:width="4.139cm" svg:height="-0.001cm" draw:transform="rotate (-1.5707963267946) translate (15.763cm 13.204cm)" svg:viewBox="0 0 4140 0" draw:points="0,-31526 4140,-31526">
            <text:p/>
          </draw:polygon>
          <draw:polygon draw:style-name="gr4" draw:text-style-name="P7" draw:layer="layout" svg:width="3.791cm" svg:height="0cm" svg:x="11.971cm" svg:y="17.344cm" svg:viewBox="0 0 3792 0" draw:points="0,0 3792,0">
            <text:p/>
          </draw:polygon>
          <draw:polygon draw:style-name="gr4" draw:text-style-name="P7" draw:layer="layout" svg:width="3.791cm" svg:height="0cm" svg:x="11.971cm" svg:y="17.344cm" svg:viewBox="0 0 3792 0" draw:points="0,0 3792,0">
            <text:p/>
          </draw:polygon>
          <draw:line draw:style-name="gr3" draw:text-style-name="P7" draw:layer="layout" svg:x1="11.971cm" svg:y1="17.344cm" svg:x2="15.763cm" svg:y2="17.344cm">
            <text:p/>
          </draw:line>
          <draw:polygon draw:style-name="gr4" draw:text-style-name="P7" draw:layer="layout" svg:width="4.139cm" svg:height="-0.001cm" draw:transform="rotate (-1.5707963267946) translate (19.595cm 13.204cm)" svg:viewBox="0 0 4140 0" draw:points="0,-39190 4140,-39190">
            <text:p/>
          </draw:polygon>
          <draw:polygon draw:style-name="gr4" draw:text-style-name="P7" draw:layer="layout" svg:width="4.139cm" svg:height="-0.001cm" draw:transform="rotate (-1.5707963267946) translate (19.595cm 13.204cm)" svg:viewBox="0 0 4140 0" draw:points="0,-39190 4140,-39190">
            <text:p/>
          </draw:polygon>
          <draw:polygon draw:style-name="gr4" draw:text-style-name="P7" draw:layer="layout" svg:width="3.831cm" svg:height="0cm" svg:x="15.763cm" svg:y="17.344cm" svg:viewBox="0 0 3832 0" draw:points="0,0 3832,0">
            <text:p/>
          </draw:polygon>
          <draw:polygon draw:style-name="gr4" draw:text-style-name="P7" draw:layer="layout" svg:width="3.831cm" svg:height="0cm" svg:x="15.763cm" svg:y="17.344cm" svg:viewBox="0 0 3832 0" draw:points="0,0 3832,0">
            <text:p/>
          </draw:polygon>
          <draw:line draw:style-name="gr3" draw:text-style-name="P7" draw:layer="layout" svg:x1="15.763cm" svg:y1="17.344cm" svg:x2="19.595cm" svg:y2="17.344cm">
            <text:p/>
          </draw:line>
          <draw:polygon draw:style-name="gr4" draw:text-style-name="P7" draw:layer="layout" svg:width="4.139cm" svg:height="-0.001cm" draw:transform="rotate (-1.5707963267946) translate (23.427cm 13.204cm)" svg:viewBox="0 0 4140 0" draw:points="0,-46854 4140,-46854">
            <text:p/>
          </draw:polygon>
          <draw:polygon draw:style-name="gr4" draw:text-style-name="P7" draw:layer="layout" svg:width="4.139cm" svg:height="-0.001cm" draw:transform="rotate (-1.5707963267946) translate (23.427cm 13.204cm)" svg:viewBox="0 0 4140 0" draw:points="0,-46854 4140,-46854">
            <text:p/>
          </draw:polygon>
          <draw:polygon draw:style-name="gr4" draw:text-style-name="P7" draw:layer="layout" svg:width="3.831cm" svg:height="0cm" svg:x="19.595cm" svg:y="17.344cm" svg:viewBox="0 0 3832 0" draw:points="0,0 3832,0">
            <text:p/>
          </draw:polygon>
          <draw:polygon draw:style-name="gr4" draw:text-style-name="P7" draw:layer="layout" svg:width="3.831cm" svg:height="0cm" svg:x="19.595cm" svg:y="17.344cm" svg:viewBox="0 0 3832 0" draw:points="0,0 3832,0">
            <text:p/>
          </draw:polygon>
          <draw:line draw:style-name="gr3" draw:text-style-name="P7" draw:layer="layout" svg:x1="19.595cm" svg:y1="17.344cm" svg:x2="23.427cm" svg:y2="17.344cm">
            <text:p/>
          </draw:line>
          <draw:polygon draw:style-name="gr4" draw:text-style-name="P7" draw:layer="layout" svg:width="4.139cm" svg:height="-0.001cm" draw:transform="rotate (-1.5707963267946) translate (27.259cm 13.204cm)" svg:viewBox="0 0 4140 0" draw:points="0,-54518 4140,-54518">
            <text:p/>
          </draw:polygon>
          <draw:polygon draw:style-name="gr4" draw:text-style-name="P7" draw:layer="layout" svg:width="4.139cm" svg:height="-0.001cm" draw:transform="rotate (-1.5707963267946) translate (27.259cm 13.204cm)" svg:viewBox="0 0 4140 0" draw:points="0,-54518 4140,-54518">
            <text:p/>
          </draw:polygon>
          <draw:polygon draw:style-name="gr4" draw:text-style-name="P7" draw:layer="layout" svg:width="3.831cm" svg:height="0cm" svg:x="23.427cm" svg:y="17.344cm" svg:viewBox="0 0 3832 0" draw:points="0,0 3832,0">
            <text:p/>
          </draw:polygon>
          <draw:polygon draw:style-name="gr4" draw:text-style-name="P7" draw:layer="layout" svg:width="3.831cm" svg:height="0cm" svg:x="23.427cm" svg:y="17.344cm" svg:viewBox="0 0 3832 0" draw:points="0,0 3832,0">
            <text:p/>
          </draw:polygon>
        </draw:g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3">Available Resumes with Skill Sets</text:span></text:p>
          </draw:text-box>
        </draw:frame>
        <draw:g>
          <draw:custom-shape draw:style-name="gr2" draw:text-style-name="P2" draw:layer="layout" svg:width="4.754cm" svg:height="6.443cm" svg:x="0.794cm" svg:y="5.3cm">
            <text:p text:style-name="P6"><text:span text:style-name="T9">Naukri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05cm" svg:height="6.443cm" svg:x="5.548cm" svg:y="5.3cm">
            <text:p text:style-name="P6"><text:span text:style-name="T10">Jav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01cm" svg:height="6.443cm" svg:x="9.653cm" svg:y="5.3cm">
            <text:p text:style-name="P6"><text:span text:style-name="T10">C#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383cm" svg:height="6.443cm" svg:x="13.454cm" svg:y="5.3cm">
            <text:p text:style-name="P6"><text:span text:style-name="T10">PH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334cm" svg:height="6.443cm" svg:x="16.837cm" svg:y="5.3cm">
            <text:p text:style-name="P6"><text:span text:style-name="T9">Pyth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829cm" svg:height="6.443cm" svg:x="21.171cm" svg:y="5.3cm">
            <text:p text:style-name="P6"><text:span text:style-name="T9">Rub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754cm" svg:height="6.257cm" svg:x="0.794cm" svg:y="11.743cm">
            <text:p text:style-name="P6"><text:span text:style-name="T5">Number of Resum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105cm" svg:height="6.257cm" svg:x="5.548cm" svg:y="11.743cm">
            <text:p text:style-name="P6"><text:span text:style-name="T9">888,76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01cm" svg:height="6.257cm" svg:x="9.653cm" svg:y="11.743cm">
            <text:p text:style-name="P6"><text:span text:style-name="T9">265,32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383cm" svg:height="6.257cm" svg:x="13.454cm" svg:y="11.743cm">
            <text:p text:style-name="P6"><text:span text:style-name="T10">128,77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334cm" svg:height="6.257cm" svg:x="16.837cm" svg:y="11.743cm">
            <text:p text:style-name="P6"><text:span text:style-name="T9">1147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829cm" svg:height="6.257cm" svg:x="21.171cm" svg:y="11.743cm">
            <text:p text:style-name="P6"><text:span text:style-name="T9">11880</text:span></text:p>
            <draw:enhanced-geometry svg:viewBox="0 0 21600 21600" draw:type="rectangle" draw:enhanced-path="M 0 0 L 21600 0 21600 21600 0 21600 0 0 Z N"/>
          </draw:custom-shape>
          <draw:line draw:style-name="gr3" draw:text-style-name="P7" draw:layer="layout" svg:x1="21.171cm" svg:y1="5.3cm" svg:x2="26cm" svg:y2="5.3cm">
            <text:p/>
          </draw:line>
          <draw:line draw:style-name="gr3" draw:text-style-name="P7" draw:layer="layout" svg:x1="21.171cm" svg:y1="11.743cm" svg:x2="26cm" svg:y2="11.743cm">
            <text:p/>
          </draw:line>
          <draw:line draw:style-name="gr3" draw:text-style-name="P7" draw:layer="layout" svg:x1="21.171cm" svg:y1="18cm" svg:x2="26cm" svg:y2="18cm">
            <text:p/>
          </draw:line>
          <draw:line draw:style-name="gr3" draw:text-style-name="P7" draw:layer="layout" svg:x1="0.794cm" svg:y1="11.743cm" svg:x2="0.794cm" svg:y2="18cm">
            <text:p/>
          </draw:line>
          <draw:line draw:style-name="gr3" draw:text-style-name="P7" draw:layer="layout" svg:x1="5.548cm" svg:y1="11.743cm" svg:x2="5.548cm" svg:y2="18cm">
            <text:p/>
          </draw:line>
          <draw:line draw:style-name="gr3" draw:text-style-name="P7" draw:layer="layout" svg:x1="9.653cm" svg:y1="11.743cm" svg:x2="9.653cm" svg:y2="18cm">
            <text:p/>
          </draw:line>
          <draw:line draw:style-name="gr3" draw:text-style-name="P7" draw:layer="layout" svg:x1="13.454cm" svg:y1="11.743cm" svg:x2="13.454cm" svg:y2="18cm">
            <text:p/>
          </draw:line>
          <draw:line draw:style-name="gr3" draw:text-style-name="P7" draw:layer="layout" svg:x1="16.837cm" svg:y1="11.743cm" svg:x2="16.837cm" svg:y2="18cm">
            <text:p/>
          </draw:line>
          <draw:line draw:style-name="gr3" draw:text-style-name="P7" draw:layer="layout" svg:x1="21.171cm" svg:y1="11.743cm" svg:x2="21.171cm" svg:y2="18cm">
            <text:p/>
          </draw:line>
          <draw:line draw:style-name="gr3" draw:text-style-name="P7" draw:layer="layout" svg:x1="26cm" svg:y1="11.743cm" svg:x2="26cm" svg:y2="18cm">
            <text:p/>
          </draw:line>
          <draw:polygon draw:style-name="gr4" draw:text-style-name="P7" draw:layer="layout" svg:width="4.753cm" svg:height="0cm" svg:x="0.794cm" svg:y="5.3cm" svg:viewBox="0 0 4754 0" draw:points="0,0 4754,0">
            <text:p/>
          </draw:polygon>
          <draw:polygon draw:style-name="gr4" draw:text-style-name="P7" draw:layer="layout" svg:width="4.753cm" svg:height="0cm" svg:x="0.794cm" svg:y="5.3cm" svg:viewBox="0 0 4754 0" draw:points="0,0 4754,0">
            <text:p/>
          </draw:polygon>
          <draw:line draw:style-name="gr3" draw:text-style-name="P7" draw:layer="layout" svg:x1="0.794cm" svg:y1="5.3cm" svg:x2="5.548cm" svg:y2="5.3cm">
            <text:p/>
          </draw:line>
          <draw:polygon draw:style-name="gr4" draw:text-style-name="P7" draw:layer="layout" svg:width="6.442cm" svg:height="-0.001cm" draw:transform="rotate (-1.5707963267946) translate (0.794cm 5.3cm)" svg:viewBox="0 0 6443 0" draw:points="0,-1588 6443,-1588">
            <text:p/>
          </draw:polygon>
          <draw:polygon draw:style-name="gr4" draw:text-style-name="P7" draw:layer="layout" svg:width="6.442cm" svg:height="-0.001cm" draw:transform="rotate (-1.5707963267946) translate (0.794cm 5.3cm)" svg:viewBox="0 0 6443 0" draw:points="0,-1588 6443,-1588">
            <text:p/>
          </draw:polygon>
          <draw:line draw:style-name="gr3" draw:text-style-name="P7" draw:layer="layout" svg:x1="0.794cm" svg:y1="5.3cm" svg:x2="0.794cm" svg:y2="11.743cm">
            <text:p/>
          </draw:line>
          <draw:polygon draw:style-name="gr4" draw:text-style-name="P7" draw:layer="layout" svg:width="6.442cm" svg:height="-0.001cm" draw:transform="rotate (-1.5707963267946) translate (5.548cm 5.3cm)" svg:viewBox="0 0 6443 0" draw:points="0,-11096 6443,-11096">
            <text:p/>
          </draw:polygon>
          <draw:polygon draw:style-name="gr4" draw:text-style-name="P7" draw:layer="layout" svg:width="6.442cm" svg:height="-0.001cm" draw:transform="rotate (-1.5707963267946) translate (5.548cm 5.3cm)" svg:viewBox="0 0 6443 0" draw:points="0,-11096 6443,-11096">
            <text:p/>
          </draw:polygon>
          <draw:line draw:style-name="gr3" draw:text-style-name="P7" draw:layer="layout" svg:x1="5.548cm" svg:y1="5.3cm" svg:x2="5.548cm" svg:y2="11.743cm">
            <text:p/>
          </draw:line>
          <draw:polygon draw:style-name="gr4" draw:text-style-name="P7" draw:layer="layout" svg:width="4.753cm" svg:height="0cm" svg:x="0.794cm" svg:y="11.743cm" svg:viewBox="0 0 4754 0" draw:points="0,0 4754,0">
            <text:p/>
          </draw:polygon>
          <draw:polygon draw:style-name="gr4" draw:text-style-name="P7" draw:layer="layout" svg:width="4.753cm" svg:height="0cm" svg:x="0.794cm" svg:y="11.743cm" svg:viewBox="0 0 4754 0" draw:points="0,0 4754,0">
            <text:p/>
          </draw:polygon>
          <draw:line draw:style-name="gr3" draw:text-style-name="P7" draw:layer="layout" svg:x1="0.794cm" svg:y1="11.743cm" svg:x2="5.548cm" svg:y2="11.743cm">
            <text:p/>
          </draw:line>
          <draw:polygon draw:style-name="gr4" draw:text-style-name="P7" draw:layer="layout" svg:width="4.104cm" svg:height="0cm" svg:x="5.548cm" svg:y="5.3cm" svg:viewBox="0 0 4105 0" draw:points="0,0 4105,0">
            <text:p/>
          </draw:polygon>
          <draw:polygon draw:style-name="gr4" draw:text-style-name="P7" draw:layer="layout" svg:width="4.104cm" svg:height="0cm" svg:x="5.548cm" svg:y="5.3cm" svg:viewBox="0 0 4105 0" draw:points="0,0 4105,0">
            <text:p/>
          </draw:polygon>
          <draw:line draw:style-name="gr3" draw:text-style-name="P7" draw:layer="layout" svg:x1="5.548cm" svg:y1="5.3cm" svg:x2="9.653cm" svg:y2="5.3cm">
            <text:p/>
          </draw:line>
          <draw:polygon draw:style-name="gr4" draw:text-style-name="P7" draw:layer="layout" svg:width="6.442cm" svg:height="-0.001cm" draw:transform="rotate (-1.5707963267946) translate (9.653cm 5.3cm)" svg:viewBox="0 0 6443 0" draw:points="0,-19306 6443,-19306">
            <text:p/>
          </draw:polygon>
          <draw:polygon draw:style-name="gr4" draw:text-style-name="P7" draw:layer="layout" svg:width="6.442cm" svg:height="-0.001cm" draw:transform="rotate (-1.5707963267946) translate (9.653cm 5.3cm)" svg:viewBox="0 0 6443 0" draw:points="0,-19306 6443,-19306">
            <text:p/>
          </draw:polygon>
          <draw:line draw:style-name="gr3" draw:text-style-name="P7" draw:layer="layout" svg:x1="9.653cm" svg:y1="5.3cm" svg:x2="9.653cm" svg:y2="11.743cm">
            <text:p/>
          </draw:line>
          <draw:polygon draw:style-name="gr4" draw:text-style-name="P7" draw:layer="layout" svg:width="4.104cm" svg:height="0cm" svg:x="5.548cm" svg:y="11.743cm" svg:viewBox="0 0 4105 0" draw:points="0,0 4105,0">
            <text:p/>
          </draw:polygon>
          <draw:polygon draw:style-name="gr4" draw:text-style-name="P7" draw:layer="layout" svg:width="4.104cm" svg:height="0cm" svg:x="5.548cm" svg:y="11.743cm" svg:viewBox="0 0 4105 0" draw:points="0,0 4105,0">
            <text:p/>
          </draw:polygon>
          <draw:line draw:style-name="gr3" draw:text-style-name="P7" draw:layer="layout" svg:x1="5.548cm" svg:y1="11.743cm" svg:x2="9.653cm" svg:y2="11.743cm">
            <text:p/>
          </draw:line>
          <draw:polygon draw:style-name="gr4" draw:text-style-name="P7" draw:layer="layout" svg:width="3.8cm" svg:height="0cm" svg:x="9.653cm" svg:y="5.3cm" svg:viewBox="0 0 3801 0" draw:points="0,0 3801,0">
            <text:p/>
          </draw:polygon>
          <draw:polygon draw:style-name="gr4" draw:text-style-name="P7" draw:layer="layout" svg:width="3.8cm" svg:height="0cm" svg:x="9.653cm" svg:y="5.3cm" svg:viewBox="0 0 3801 0" draw:points="0,0 3801,0">
            <text:p/>
          </draw:polygon>
          <draw:line draw:style-name="gr3" draw:text-style-name="P7" draw:layer="layout" svg:x1="9.653cm" svg:y1="5.3cm" svg:x2="13.454cm" svg:y2="5.3cm">
            <text:p/>
          </draw:line>
          <draw:polygon draw:style-name="gr4" draw:text-style-name="P7" draw:layer="layout" svg:width="6.442cm" svg:height="-0.001cm" draw:transform="rotate (-1.5707963267946) translate (13.454cm 5.3cm)" svg:viewBox="0 0 6443 0" draw:points="0,-26908 6443,-26908">
            <text:p/>
          </draw:polygon>
          <draw:polygon draw:style-name="gr4" draw:text-style-name="P7" draw:layer="layout" svg:width="6.442cm" svg:height="-0.001cm" draw:transform="rotate (-1.5707963267946) translate (13.454cm 5.3cm)" svg:viewBox="0 0 6443 0" draw:points="0,-26908 6443,-26908">
            <text:p/>
          </draw:polygon>
          <draw:line draw:style-name="gr3" draw:text-style-name="P7" draw:layer="layout" svg:x1="13.454cm" svg:y1="5.3cm" svg:x2="13.454cm" svg:y2="11.743cm">
            <text:p/>
          </draw:line>
          <draw:polygon draw:style-name="gr4" draw:text-style-name="P7" draw:layer="layout" svg:width="3.8cm" svg:height="0cm" svg:x="9.653cm" svg:y="11.743cm" svg:viewBox="0 0 3801 0" draw:points="0,0 3801,0">
            <text:p/>
          </draw:polygon>
          <draw:polygon draw:style-name="gr4" draw:text-style-name="P7" draw:layer="layout" svg:width="3.8cm" svg:height="0cm" svg:x="9.653cm" svg:y="11.743cm" svg:viewBox="0 0 3801 0" draw:points="0,0 3801,0">
            <text:p/>
          </draw:polygon>
          <draw:line draw:style-name="gr3" draw:text-style-name="P7" draw:layer="layout" svg:x1="9.653cm" svg:y1="11.743cm" svg:x2="13.454cm" svg:y2="11.743cm">
            <text:p/>
          </draw:line>
          <draw:polygon draw:style-name="gr4" draw:text-style-name="P7" draw:layer="layout" svg:width="3.382cm" svg:height="0cm" svg:x="13.454cm" svg:y="5.3cm" svg:viewBox="0 0 3383 0" draw:points="0,0 3383,0">
            <text:p/>
          </draw:polygon>
          <draw:polygon draw:style-name="gr4" draw:text-style-name="P7" draw:layer="layout" svg:width="3.382cm" svg:height="0cm" svg:x="13.454cm" svg:y="5.3cm" svg:viewBox="0 0 3383 0" draw:points="0,0 3383,0">
            <text:p/>
          </draw:polygon>
          <draw:line draw:style-name="gr3" draw:text-style-name="P7" draw:layer="layout" svg:x1="13.454cm" svg:y1="5.3cm" svg:x2="16.837cm" svg:y2="5.3cm">
            <text:p/>
          </draw:line>
          <draw:polygon draw:style-name="gr4" draw:text-style-name="P7" draw:layer="layout" svg:width="6.442cm" svg:height="-0.001cm" draw:transform="rotate (-1.5707963267946) translate (16.837cm 5.3cm)" svg:viewBox="0 0 6443 0" draw:points="0,-33674 6443,-33674">
            <text:p/>
          </draw:polygon>
          <draw:polygon draw:style-name="gr4" draw:text-style-name="P7" draw:layer="layout" svg:width="6.442cm" svg:height="-0.001cm" draw:transform="rotate (-1.5707963267946) translate (16.837cm 5.3cm)" svg:viewBox="0 0 6443 0" draw:points="0,-33674 6443,-33674">
            <text:p/>
          </draw:polygon>
          <draw:line draw:style-name="gr3" draw:text-style-name="P7" draw:layer="layout" svg:x1="16.837cm" svg:y1="5.3cm" svg:x2="16.837cm" svg:y2="11.743cm">
            <text:p/>
          </draw:line>
          <draw:polygon draw:style-name="gr4" draw:text-style-name="P7" draw:layer="layout" svg:width="3.382cm" svg:height="0cm" svg:x="13.454cm" svg:y="11.743cm" svg:viewBox="0 0 3383 0" draw:points="0,0 3383,0">
            <text:p/>
          </draw:polygon>
          <draw:polygon draw:style-name="gr4" draw:text-style-name="P7" draw:layer="layout" svg:width="3.382cm" svg:height="0cm" svg:x="13.454cm" svg:y="11.743cm" svg:viewBox="0 0 3383 0" draw:points="0,0 3383,0">
            <text:p/>
          </draw:polygon>
          <draw:line draw:style-name="gr3" draw:text-style-name="P7" draw:layer="layout" svg:x1="13.454cm" svg:y1="11.743cm" svg:x2="16.837cm" svg:y2="11.743cm">
            <text:p/>
          </draw:line>
          <draw:polygon draw:style-name="gr4" draw:text-style-name="P7" draw:layer="layout" svg:width="4.333cm" svg:height="0cm" svg:x="16.837cm" svg:y="5.3cm" svg:viewBox="0 0 4334 0" draw:points="0,0 4334,0">
            <text:p/>
          </draw:polygon>
          <draw:polygon draw:style-name="gr4" draw:text-style-name="P7" draw:layer="layout" svg:width="4.333cm" svg:height="0cm" svg:x="16.837cm" svg:y="5.3cm" svg:viewBox="0 0 4334 0" draw:points="0,0 4334,0">
            <text:p/>
          </draw:polygon>
          <draw:line draw:style-name="gr3" draw:text-style-name="P7" draw:layer="layout" svg:x1="16.837cm" svg:y1="5.3cm" svg:x2="21.171cm" svg:y2="5.3cm">
            <text:p/>
          </draw:line>
          <draw:polygon draw:style-name="gr4" draw:text-style-name="P7" draw:layer="layout" svg:width="6.442cm" svg:height="-0.001cm" draw:transform="rotate (-1.5707963267946) translate (21.171cm 5.3cm)" svg:viewBox="0 0 6443 0" draw:points="0,-42342 6443,-42342">
            <text:p/>
          </draw:polygon>
          <draw:polygon draw:style-name="gr4" draw:text-style-name="P7" draw:layer="layout" svg:width="6.442cm" svg:height="-0.001cm" draw:transform="rotate (-1.5707963267946) translate (21.171cm 5.3cm)" svg:viewBox="0 0 6443 0" draw:points="0,-42342 6443,-42342">
            <text:p/>
          </draw:polygon>
          <draw:line draw:style-name="gr3" draw:text-style-name="P7" draw:layer="layout" svg:x1="21.171cm" svg:y1="5.3cm" svg:x2="21.171cm" svg:y2="11.743cm">
            <text:p/>
          </draw:line>
          <draw:polygon draw:style-name="gr4" draw:text-style-name="P7" draw:layer="layout" svg:width="4.333cm" svg:height="0cm" svg:x="16.837cm" svg:y="11.743cm" svg:viewBox="0 0 4334 0" draw:points="0,0 4334,0">
            <text:p/>
          </draw:polygon>
          <draw:polygon draw:style-name="gr4" draw:text-style-name="P7" draw:layer="layout" svg:width="4.333cm" svg:height="0cm" svg:x="16.837cm" svg:y="11.743cm" svg:viewBox="0 0 4334 0" draw:points="0,0 4334,0">
            <text:p/>
          </draw:polygon>
          <draw:line draw:style-name="gr3" draw:text-style-name="P7" draw:layer="layout" svg:x1="16.837cm" svg:y1="11.743cm" svg:x2="21.171cm" svg:y2="11.743cm">
            <text:p/>
          </draw:line>
          <draw:polygon draw:style-name="gr4" draw:text-style-name="P7" draw:layer="layout" svg:width="4.828cm" svg:height="0cm" svg:x="21.171cm" svg:y="5.3cm" svg:viewBox="0 0 4829 0" draw:points="0,0 4829,0">
            <text:p/>
          </draw:polygon>
          <draw:polygon draw:style-name="gr4" draw:text-style-name="P7" draw:layer="layout" svg:width="4.828cm" svg:height="0cm" svg:x="21.171cm" svg:y="5.3cm" svg:viewBox="0 0 4829 0" draw:points="0,0 4829,0">
            <text:p/>
          </draw:polygon>
          <draw:polygon draw:style-name="gr4" draw:text-style-name="P7" draw:layer="layout" svg:width="6.442cm" svg:height="-0.001cm" draw:transform="rotate (-1.5707963267946) translate (26cm 5.3cm)" svg:viewBox="0 0 6443 0" draw:points="0,-52000 6443,-52000">
            <text:p/>
          </draw:polygon>
          <draw:polygon draw:style-name="gr4" draw:text-style-name="P7" draw:layer="layout" svg:width="6.442cm" svg:height="-0.001cm" draw:transform="rotate (-1.5707963267946) translate (26cm 5.3cm)" svg:viewBox="0 0 6443 0" draw:points="0,-52000 6443,-52000">
            <text:p/>
          </draw:polygon>
          <draw:line draw:style-name="gr3" draw:text-style-name="P7" draw:layer="layout" svg:x1="26cm" svg:y1="5.3cm" svg:x2="26cm" svg:y2="11.743cm">
            <text:p/>
          </draw:line>
          <draw:polygon draw:style-name="gr4" draw:text-style-name="P7" draw:layer="layout" svg:width="4.828cm" svg:height="0cm" svg:x="21.171cm" svg:y="11.743cm" svg:viewBox="0 0 4829 0" draw:points="0,0 4829,0">
            <text:p/>
          </draw:polygon>
          <draw:polygon draw:style-name="gr4" draw:text-style-name="P7" draw:layer="layout" svg:width="4.828cm" svg:height="0cm" svg:x="21.171cm" svg:y="11.743cm" svg:viewBox="0 0 4829 0" draw:points="0,0 4829,0">
            <text:p/>
          </draw:polygon>
          <draw:polygon draw:style-name="gr4" draw:text-style-name="P7" draw:layer="layout" svg:width="6.256cm" svg:height="-0.001cm" draw:transform="rotate (-1.5707963267946) translate (0.794cm 11.743cm)" svg:viewBox="0 0 6257 0" draw:points="0,-1588 6257,-1588">
            <text:p/>
          </draw:polygon>
          <draw:polygon draw:style-name="gr4" draw:text-style-name="P7" draw:layer="layout" svg:width="6.256cm" svg:height="-0.001cm" draw:transform="rotate (-1.5707963267946) translate (0.794cm 11.743cm)" svg:viewBox="0 0 6257 0" draw:points="0,-1588 6257,-1588">
            <text:p/>
          </draw:polygon>
          <draw:polygon draw:style-name="gr4" draw:text-style-name="P7" draw:layer="layout" svg:width="6.256cm" svg:height="-0.001cm" draw:transform="rotate (-1.5707963267946) translate (5.548cm 11.743cm)" svg:viewBox="0 0 6257 0" draw:points="0,-11096 6257,-11096">
            <text:p/>
          </draw:polygon>
          <draw:polygon draw:style-name="gr4" draw:text-style-name="P7" draw:layer="layout" svg:width="6.256cm" svg:height="-0.001cm" draw:transform="rotate (-1.5707963267946) translate (5.548cm 11.743cm)" svg:viewBox="0 0 6257 0" draw:points="0,-11096 6257,-11096">
            <text:p/>
          </draw:polygon>
          <draw:polygon draw:style-name="gr4" draw:text-style-name="P7" draw:layer="layout" svg:width="4.753cm" svg:height="0cm" svg:x="0.794cm" svg:y="18cm" svg:viewBox="0 0 4754 0" draw:points="0,0 4754,0">
            <text:p/>
          </draw:polygon>
          <draw:polygon draw:style-name="gr4" draw:text-style-name="P7" draw:layer="layout" svg:width="4.753cm" svg:height="0cm" svg:x="0.794cm" svg:y="18cm" svg:viewBox="0 0 4754 0" draw:points="0,0 4754,0">
            <text:p/>
          </draw:polygon>
          <draw:line draw:style-name="gr3" draw:text-style-name="P7" draw:layer="layout" svg:x1="0.794cm" svg:y1="18cm" svg:x2="5.548cm" svg:y2="18cm">
            <text:p/>
          </draw:line>
          <draw:polygon draw:style-name="gr4" draw:text-style-name="P7" draw:layer="layout" svg:width="6.256cm" svg:height="-0.001cm" draw:transform="rotate (-1.5707963267946) translate (9.653cm 11.743cm)" svg:viewBox="0 0 6257 0" draw:points="0,-19306 6257,-19306">
            <text:p/>
          </draw:polygon>
          <draw:polygon draw:style-name="gr4" draw:text-style-name="P7" draw:layer="layout" svg:width="6.256cm" svg:height="-0.001cm" draw:transform="rotate (-1.5707963267946) translate (9.653cm 11.743cm)" svg:viewBox="0 0 6257 0" draw:points="0,-19306 6257,-19306">
            <text:p/>
          </draw:polygon>
          <draw:polygon draw:style-name="gr4" draw:text-style-name="P7" draw:layer="layout" svg:width="4.104cm" svg:height="0cm" svg:x="5.548cm" svg:y="18cm" svg:viewBox="0 0 4105 0" draw:points="0,0 4105,0">
            <text:p/>
          </draw:polygon>
          <draw:polygon draw:style-name="gr4" draw:text-style-name="P7" draw:layer="layout" svg:width="4.104cm" svg:height="0cm" svg:x="5.548cm" svg:y="18cm" svg:viewBox="0 0 4105 0" draw:points="0,0 4105,0">
            <text:p/>
          </draw:polygon>
          <draw:line draw:style-name="gr3" draw:text-style-name="P7" draw:layer="layout" svg:x1="5.548cm" svg:y1="18cm" svg:x2="9.653cm" svg:y2="18cm">
            <text:p/>
          </draw:line>
          <draw:polygon draw:style-name="gr4" draw:text-style-name="P7" draw:layer="layout" svg:width="6.256cm" svg:height="-0.001cm" draw:transform="rotate (-1.5707963267946) translate (13.454cm 11.743cm)" svg:viewBox="0 0 6257 0" draw:points="0,-26908 6257,-26908">
            <text:p/>
          </draw:polygon>
          <draw:polygon draw:style-name="gr4" draw:text-style-name="P7" draw:layer="layout" svg:width="6.256cm" svg:height="-0.001cm" draw:transform="rotate (-1.5707963267946) translate (13.454cm 11.743cm)" svg:viewBox="0 0 6257 0" draw:points="0,-26908 6257,-26908">
            <text:p/>
          </draw:polygon>
          <draw:polygon draw:style-name="gr4" draw:text-style-name="P7" draw:layer="layout" svg:width="3.8cm" svg:height="0cm" svg:x="9.653cm" svg:y="18cm" svg:viewBox="0 0 3801 0" draw:points="0,0 3801,0">
            <text:p/>
          </draw:polygon>
          <draw:polygon draw:style-name="gr4" draw:text-style-name="P7" draw:layer="layout" svg:width="3.8cm" svg:height="0cm" svg:x="9.653cm" svg:y="18cm" svg:viewBox="0 0 3801 0" draw:points="0,0 3801,0">
            <text:p/>
          </draw:polygon>
          <draw:line draw:style-name="gr3" draw:text-style-name="P7" draw:layer="layout" svg:x1="9.653cm" svg:y1="18cm" svg:x2="13.454cm" svg:y2="18cm">
            <text:p/>
          </draw:line>
          <draw:polygon draw:style-name="gr4" draw:text-style-name="P7" draw:layer="layout" svg:width="6.256cm" svg:height="-0.001cm" draw:transform="rotate (-1.5707963267946) translate (16.837cm 11.743cm)" svg:viewBox="0 0 6257 0" draw:points="0,-33674 6257,-33674">
            <text:p/>
          </draw:polygon>
          <draw:polygon draw:style-name="gr4" draw:text-style-name="P7" draw:layer="layout" svg:width="6.256cm" svg:height="-0.001cm" draw:transform="rotate (-1.5707963267946) translate (16.837cm 11.743cm)" svg:viewBox="0 0 6257 0" draw:points="0,-33674 6257,-33674">
            <text:p/>
          </draw:polygon>
          <draw:polygon draw:style-name="gr4" draw:text-style-name="P7" draw:layer="layout" svg:width="3.382cm" svg:height="0cm" svg:x="13.454cm" svg:y="18cm" svg:viewBox="0 0 3383 0" draw:points="0,0 3383,0">
            <text:p/>
          </draw:polygon>
          <draw:polygon draw:style-name="gr4" draw:text-style-name="P7" draw:layer="layout" svg:width="3.382cm" svg:height="0cm" svg:x="13.454cm" svg:y="18cm" svg:viewBox="0 0 3383 0" draw:points="0,0 3383,0">
            <text:p/>
          </draw:polygon>
          <draw:line draw:style-name="gr3" draw:text-style-name="P7" draw:layer="layout" svg:x1="13.454cm" svg:y1="18cm" svg:x2="16.837cm" svg:y2="18cm">
            <text:p/>
          </draw:line>
          <draw:polygon draw:style-name="gr4" draw:text-style-name="P7" draw:layer="layout" svg:width="6.256cm" svg:height="-0.001cm" draw:transform="rotate (-1.5707963267946) translate (21.171cm 11.743cm)" svg:viewBox="0 0 6257 0" draw:points="0,-42342 6257,-42342">
            <text:p/>
          </draw:polygon>
          <draw:polygon draw:style-name="gr4" draw:text-style-name="P7" draw:layer="layout" svg:width="6.256cm" svg:height="-0.001cm" draw:transform="rotate (-1.5707963267946) translate (21.171cm 11.743cm)" svg:viewBox="0 0 6257 0" draw:points="0,-42342 6257,-42342">
            <text:p/>
          </draw:polygon>
          <draw:polygon draw:style-name="gr4" draw:text-style-name="P7" draw:layer="layout" svg:width="4.333cm" svg:height="0cm" svg:x="16.837cm" svg:y="18cm" svg:viewBox="0 0 4334 0" draw:points="0,0 4334,0">
            <text:p/>
          </draw:polygon>
          <draw:polygon draw:style-name="gr4" draw:text-style-name="P7" draw:layer="layout" svg:width="4.333cm" svg:height="0cm" svg:x="16.837cm" svg:y="18cm" svg:viewBox="0 0 4334 0" draw:points="0,0 4334,0">
            <text:p/>
          </draw:polygon>
          <draw:line draw:style-name="gr3" draw:text-style-name="P7" draw:layer="layout" svg:x1="16.837cm" svg:y1="18cm" svg:x2="21.171cm" svg:y2="18cm">
            <text:p/>
          </draw:line>
          <draw:polygon draw:style-name="gr4" draw:text-style-name="P7" draw:layer="layout" svg:width="6.256cm" svg:height="-0.001cm" draw:transform="rotate (-1.5707963267946) translate (26cm 11.743cm)" svg:viewBox="0 0 6257 0" draw:points="0,-52000 6257,-52000">
            <text:p/>
          </draw:polygon>
          <draw:polygon draw:style-name="gr4" draw:text-style-name="P7" draw:layer="layout" svg:width="6.256cm" svg:height="-0.001cm" draw:transform="rotate (-1.5707963267946) translate (26cm 11.743cm)" svg:viewBox="0 0 6257 0" draw:points="0,-52000 6257,-52000">
            <text:p/>
          </draw:polygon>
          <draw:polygon draw:style-name="gr4" draw:text-style-name="P7" draw:layer="layout" svg:width="4.828cm" svg:height="0cm" svg:x="21.171cm" svg:y="18cm" svg:viewBox="0 0 4829 0" draw:points="0,0 4829,0">
            <text:p/>
          </draw:polygon>
          <draw:polygon draw:style-name="gr4" draw:text-style-name="P7" draw:layer="layout" svg:width="4.828cm" svg:height="0cm" svg:x="21.171cm" svg:y="18cm" svg:viewBox="0 0 4829 0" draw:points="0,0 4829,0">
            <text:p/>
          </draw:polygon>
        </draw:g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11">What do you infer?</text:span></text:p>
          </draw:text-box>
        </draw:frame>
        <draw:frame presentation:style-name="pr7" draw:text-style-name="P2" draw:layer="layout" svg:width="26.846cm" svg:height="15.241cm" svg:x="0.688cm" svg:y="5.0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5"><text:span text:style-name="T1">TIOBE indicates that Python is doing well global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">The Book Radar does not provide any great new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">Among mainstream languages we have the least number of developers from Python Communit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3">Selling Python to a Developer</text:span></text:p>
          </draw:text-box>
        </draw:frame>
        <draw:frame presentation:style-name="pr5" draw:text-style-name="P2" draw:layer="layout" svg:width="26.855cm" svg:height="15.232cm" svg:x="0.7cm" svg:y="5.07cm" presentation:class="outline" presentation:user-transformed="true">
          <draw:text-box>
            <text:list text:style-name="L1">
              <text:list-item>
                <text:p text:style-name="P3"><text:span text:style-name="T7">What do developers look for?</text:span></text:p>
              </text:list-item>
            </text:list>
            <text:list text:style-name="L1">
              <text:list-item>
                <text:p text:style-name="P3"><text:span text:style-name="T7"><text:line-break/></text:span><text:span text:style-name="T7">1)    Job Assurance based on skillsets</text:span><text:span text:style-name="T7"><text:line-break/></text:span><text:span text:style-name="T7">2)     Going to US, and other perks</text:span><text:span text:style-name="T7"><text:line-break/></text:span><text:span text:style-name="T7">3)    Social Acceptance being a better developer</text:span><text:span text:style-name="T7"><text:line-break/></text:span><text:span text:style-name="T7">4)    The quality/power/features of the tool, language in questio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12">Biggest Peeves about Python</text:span></text:p>
          </draw:text-box>
        </draw:frame>
        <draw:frame presentation:style-name="pr7" draw:text-style-name="P2" draw:layer="layout" svg:width="26.846cm" svg:height="15.241cm" svg:x="0.688cm" svg:y="5.08cm" presentation:class="outline" presentation:user-transformed="true">
          <draw:text-box>
            <text:list text:style-name="L1">
              <text:list-item>
                <text:p text:style-name="P3"><text:span text:style-name="T10"><text:line-break/></text:span><text:span text:style-name="T3">1)   </text:span><text:span text:style-name="T10"> </text:span><text:span text:style-name="T3">Lacks an IDE like MS VS or Eclipse</text:span><text:span text:style-name="T10"><text:line-break/></text:span><text:span text:style-name="T3">2)    No training/schools/trainers</text:span><text:span text:style-name="T10"><text:line-break/></text:span><text:span text:style-name="T3">3)    No $3 to $9.95 accounts for web hosting that works with an FTP account.</text:span><text:span text:style-name="T10"><text:line-break/></text:span><text:span text:style-name="T3">4)    No Peers to guid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6.855cm" svg:height="3.688cm" svg:x="0.7cm" svg:y="0.863cm" presentation:class="title" presentation:user-transformed="true">
          <draw:text-box>
            <text:p text:style-name="P4"><text:span text:style-name="T3">Making a case of Python to the Management</text:span></text:p>
          </draw:text-box>
        </draw:frame>
        <draw:frame presentation:style-name="pr9" draw:text-style-name="P2" draw:layer="layout" svg:width="26.855cm" svg:height="16.136cm" svg:x="0.7cm" svg:y="5.07cm" presentation:class="outline" presentation:user-transformed="true">
          <draw:text-box>
            <text:list text:style-name="L1">
              <text:list-item>
                <text:p text:style-name="P3"><text:span text:style-name="T10"><text:line-break/></text:span><text:span text:style-name="T2">Issues which typical Indian companies have</text:span><text:span text:style-name="T10"><text:line-break/></text:span><text:span text:style-name="T10"><text:line-break/></text:span><text:span text:style-name="T2">1)    We are customer centric and not technology centric</text:span><text:span text:style-name="T10"><text:line-break/></text:span><text:span text:style-name="T2">2)    We do not want to suggest a technology where we do not have enough skill sets available. Would rather go with Java instead of Python or Ruby and write all those complex XML files, and bill more….</text:span><text:span text:style-name="T10"><text:line-break/></text:span><text:span text:style-name="T2">3)    The trainers are very expensive, compared to what’s available in other languages viz Java, C,C+.</text:span><text:span text:style-name="T10"><text:line-break/></text:span><text:span text:style-name="T2">4)    Where are the Python developers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11">Steps You can Take</text:span></text:p>
          </draw:text-box>
        </draw:frame>
        <draw:frame presentation:style-name="pr7" draw:text-style-name="P2" draw:layer="layout" svg:width="26.846cm" svg:height="15.241cm" svg:x="0.688cm" svg:y="5.08cm" presentation:class="outline" presentation:user-transformed="true">
          <draw:text-box>
            <text:list text:style-name="L1">
              <text:list-item>
                <text:p text:style-name="P3"><text:span text:style-name="T10"><text:line-break/></text:span><text:span text:style-name="T2">1)    Choose a right small project to demonstrate and prove the tenacity of Python or Pythonic Framework.</text:span><text:span text:style-name="T10"><text:line-break/></text:span><text:span text:style-name="T2">2)    If successful, make a presentation to the management, peers and team members.</text:span><text:span text:style-name="T10"><text:line-break/></text:span><text:span text:style-name="T2">3)    Do not hard sell a business case. It just does not work.</text:span><text:span text:style-name="T10"><text:line-break/></text:span><text:span text:style-name="T2">4)    If your organization culture permits, organize a talk from an external and experienced Pythonista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6.855cm" svg:height="4.667cm" svg:x="0.7cm" svg:y="0.864cm" presentation:class="title" presentation:user-transformed="true">
          <draw:text-box>
            <text:p text:style-name="P4"><text:span text:style-name="T11">Other Steps which You could Take</text:span><text:span text:style-name="T11"><text:line-break/></text:span><text:span text:style-name="T11"/></text:p>
          </draw:text-box>
        </draw:frame>
        <draw:frame presentation:style-name="pr11" draw:text-style-name="P2" draw:layer="layout" svg:width="26.855cm" svg:height="15.387cm" svg:x="0.7cm" svg:y="5.071cm" presentation:class="outline" presentation:user-transformed="true">
          <draw:text-box>
            <text:list text:style-name="L1">
              <text:list-item>
                <text:p text:style-name="P3"><text:span text:style-name="T10"><text:line-break/></text:span><text:span text:style-name="T2">1)    Ensure that you have your resumes uploaded on all popular Job Portals. Get your fellow Pythonistas to upload</text:span><text:span text:style-name="T10"><text:line-break/></text:span><text:span text:style-name="T2">2)    Entrepreneurs should consider starting Python training as an option. </text:span><text:span text:style-name="T10"><text:line-break/></text:span><text:span text:style-name="T2">3)    Offer free training/introductory classes to students in engineering colleges as a start. This helps…</text:span><text:span text:style-name="T10"><text:line-break/></text:span><text:span text:style-name="T2">4)    Indian Python Software Society can perhaps take lead in doing evangelism within large and mid-sized software companies. We must actively think beyond conferences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6.855cm" svg:height="3.688cm" svg:x="0.7cm" svg:y="0.863cm" presentation:class="title" presentation:user-transformed="true">
          <draw:text-box>
            <text:p text:style-name="P4"><text:span text:style-name="T3">Other Entrepreneurial Ideas that you can Explore</text:span></text:p>
          </draw:text-box>
        </draw:frame>
        <draw:frame presentation:style-name="pr7" draw:text-style-name="P2" draw:layer="layout" svg:width="26.846cm" svg:height="15.241cm" svg:x="0.688cm" svg:y="5.08cm" presentation:class="outline" presentation:user-transformed="true">
          <draw:text-box>
            <text:list text:style-name="L1">
              <text:list-item>
                <text:p text:style-name="P3"><text:span text:style-name="T10"><text:line-break/></text:span><text:span text:style-name="T2">1)    Cheap Python Hosting is a possibility. It does not cost you much, and makes sense when you sit in India and Host it elsewhere. (I am willing to take this offline, with anyone who wants to start a cheap Python Hosting)</text:span><text:span text:style-name="T10"><text:line-break/></text:span><text:span text:style-name="T2">2)    Most educational institutes are open to co-branded training, where their infrastructure can be used to </text:span><text:span text:style-name="T10"><text:line-break/></text:span><text:span text:style-name="T2">3)    Many engineering colleges are open to evangelists coming and running courses outside curriculum.</text:span></text:p>
              </text:list-item>
            </text:list>
            <text:list text:style-name="L1">
              <text:list-item>
                <text:p text:style-name="P3"><text:span text:style-name="T2">4) Selling Your Services built on top of any Python Stack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3">Who can be your Customers?</text:span></text:p>
          </draw:text-box>
        </draw:frame>
        <draw:frame presentation:style-name="pr7" draw:text-style-name="P2" draw:layer="layout" svg:width="26.846cm" svg:height="15.241cm" svg:x="0.688cm" svg:y="5.08cm" presentation:class="outline" presentation:user-transformed="true">
          <draw:text-box>
            <text:list text:style-name="L1">
              <text:list-item>
                <text:p text:style-name="P3"><text:span text:style-name="T1"><text:line-break/></text:span><text:span text:style-name="T1">1)    Another development outfit, contractor, sub-contractor</text:span><text:span text:style-name="T1"><text:line-break/></text:span><text:span text:style-name="T1">2)    An SMB Customer in India</text:span><text:span text:style-name="T1"><text:line-break/></text:span><text:span text:style-name="T1">3)    A larger Enterprise</text:span><text:span text:style-name="T1"><text:line-break/></text:span><text:span text:style-name="T1">4)    Government Enterpris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13">Selling to an SMB</text:span></text:p>
          </draw:text-box>
        </draw:frame>
        <draw:frame presentation:style-name="pr7" draw:text-style-name="P2" draw:layer="layout" svg:width="26.846cm" svg:height="15.241cm" svg:x="0.688cm" svg:y="5.08cm" presentation:class="outline" presentation:user-transformed="true">
          <draw:text-box>
            <text:list text:style-name="L1">
              <text:list-item>
                <text:p text:style-name="P3"><text:span text:style-name="T10"><text:line-break/></text:span><text:span text:style-name="T7">1)    Needs the solution to work.</text:span><text:span text:style-name="T10"><text:line-break/></text:span><text:span text:style-name="T7">2)    Is really not bothered about technology that goes behind, as long as things work.</text:span><text:span text:style-name="T10"><text:line-break/></text:span><text:span text:style-name="T7">3)    Is bothered about support</text:span><text:span text:style-name="T10"><text:line-break/></text:span><text:span text:style-name="T7">4)    Price matters, but is willing to shell out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3">What you need to do?</text:span></text:p>
          </draw:text-box>
        </draw:frame>
        <draw:frame presentation:style-name="pr12" draw:text-style-name="P2" draw:layer="layout" svg:width="26.855cm" svg:height="19.483cm" svg:x="0.7cm" svg:y="5.071cm" presentation:class="outline" presentation:user-transformed="true">
          <draw:text-box>
            <text:list text:style-name="L1">
              <text:list-item>
                <text:p text:style-name="P3"><text:span text:style-name="T2">1)    Avoid talking Technology. Focus on the problem that customer is facing, or looking at a solution.</text:span><text:span text:style-name="T2"><text:line-break/></text:span><text:span text:style-name="T2">2)    Avoid discussing about FOSS, Open Source, Linux or anything in Free Software. You will invite yourself into a trap.</text:span><text:span text:style-name="T2"><text:line-break/></text:span><text:span text:style-name="T2">3)    If a technology discussion is warranted, stick it to minimal level. </text:span><text:span text:style-name="T2"><text:line-break/></text:span><text:span text:style-name="T2">4)    Remember you can get away most of the time by saying that the language you use powers searches in Google. </text:span><text:span text:style-name="T2"><text:line-break/></text:span><text:span text:style-name="T2">In short do not discuss Python or Technology, but talk about the problem you may solve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6.846cm" svg:height="2.541cm" svg:x="0.688cm" svg:y="0.847cm" presentation:class="title" presentation:user-transformed="true">
          <draw:text-box>
            <text:p text:style-name="P4"><text:span text:style-name="T3">The Indian Python Software Society(IPSS)</text:span></text:p>
          </draw:text-box>
        </draw:frame>
        <draw:frame presentation:style-name="pr13" draw:text-style-name="P2" draw:layer="layout" svg:width="26.855cm" svg:height="16.701cm" svg:x="0.7cm" svg:y="5.071cm" presentation:class="outline" presentation:user-transformed="true">
          <draw:text-box>
            <text:list text:style-name="L1">
              <text:list-item>
                <text:p text:style-name="P3"><text:span text:style-name="T2">1)    Sponsor Evangelists who provide FREE training/talks on the language to a group of students, developers or even users.</text:span><text:span text:style-name="T2"><text:line-break/></text:span><text:span text:style-name="T2">2)    We require case studies/collaterals of successful implementation within different verticals within the neighborhood.</text:span><text:span text:style-name="T2"><text:line-break/></text:span><text:span text:style-name="T2">3)    Interface with other bodies, event organizers, and create visibility for the language, language based frameworks and also for companies providing services and products around the Python.</text:span><text:span text:style-name="T2"><text:line-break/></text:span><text:span text:style-name="T2">4)    Take User Group Meetings to other cities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32000000258D00C2AB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3cm" svg:height="4.57cm" svg:x="2.191cm" svg:y="3.556cm" draw:page-number="1"/>
      <draw:page-thumbnail draw:layer="backgroundobjects" svg:width="6.093cm" svg:height="4.57cm" svg:x="10.763cm" svg:y="3.556cm" draw:page-number="2"/>
      <draw:page-thumbnail draw:layer="backgroundobjects" svg:width="6.093cm" svg:height="4.57cm" svg:x="2.191cm" svg:y="10.414cm" draw:page-number="3"/>
      <draw:page-thumbnail draw:layer="backgroundobjects" svg:width="6.093cm" svg:height="4.57cm" svg:x="10.763cm" svg:y="10.414cm" draw:page-number="4"/>
      <draw:page-thumbnail draw:layer="backgroundobjects" svg:width="6.093cm" svg:height="4.57cm" svg:x="2.191cm" svg:y="17.272cm" draw:page-number="5"/>
      <draw:page-thumbnail draw:layer="backgroundobjects" svg:width="6.093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2.705cm" svg:x="2.116cm" svg:y="6.112cm" presentation:class="outline" presentation:placeholder="true">
        <draw:text-box/>
      </draw:frame>
      <draw:frame presentation:style-name="pr1" draw:text-style-name="P4" draw:layer="backgroundobjects" svg:width="5.882cm" svg:height="1.416cm" svg:x="2.117cm" svg:y="19.283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943cm" svg:height="1.416cm" svg:x="9.639cm" svg:y="19.283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887cm" svg:height="1.416cm" svg:x="20.222cm" svg:y="19.283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PowerPoint Presentation</dc:title>
    <meta:initial-creator>Google</meta:initial-creator>
    <meta:creation-date>2004-05-06T14:58:21</meta:creation-date>
    <dc:creator>Google</dc:creator>
    <dc:date>2004-05-07T01:13:19</dc:date>
    <meta:editing-cycles>1</meta:editing-cycles>
    <meta:editing-duration>PT10H14M57S</meta:editing-duration>
    <meta:user-defined meta:name="Info 1"/>
    <meta:user-defined meta:name="Info 2"/>
    <meta:user-defined meta:name="Info 3"/>
    <meta:user-defined meta:name="Info 4"/>
    <meta:document-statistic meta:object-count="350"/>
  </office:meta>
</office:document-meta>
</file>